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FuturaBKBT" svg:font-family="FuturaBKBT"/>
    <style:font-face style:name="Helvetica Neue1" svg:font-family="'Helvetica Neue', Helvetica, Arial, sans-serif"/>
    <style:font-face style:name="Helvetica Neue" svg:font-family="'Helvetica Neue', Helvetica, sans-serif"/>
    <style:font-face style:name="Helvetica" svg:font-family="Helvetica, Arial, sans-serif"/>
    <style:font-face style:name="Tahoma2" svg:font-family="Tahoma"/>
    <style:font-face style:name="Tahoma" svg:font-family="Tahoma, 'DejaVu Sans', sans-serif"/>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inherit" svg:font-family="inherit"/>
    <style:font-face style:name="pragmatica-web-n4" svg:font-family="pragmatica-web-n4, pragmatica-web, sans-serif"/>
    <style:font-face style:name="sans-serif" svg:font-family="sans-serif"/>
    <style:font-face style:name="F" svg:font-family="" style:font-family-generic="roman"/>
    <style:font-face style:name="Bell MT" svg:font-family="'Bell MT'" style:font-family-generic="roman"/>
    <style:font-face style:name="Minion Pro" svg:font-family="'Minion Pro', 'Minion Pro'"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9"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2"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13"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margin-left="0cm" fo:margin-right="0cm" fo:line-height="150%" fo:text-indent="0cm" style:auto-text-indent="false" style:writing-mode="lr-tb"/>
      <style:text-properties style:font-name="Palatino Linotype"/>
    </style:style>
    <style:style style:name="P17"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19"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margin-top="0cm" fo:margin-bottom="0cm" style:line-height-at-least="0.529cm" fo:widows="1" fo:text-indent="0cm" style:auto-text-indent="false" fo:padding="0cm" fo:border="none" style:text-autospace="none"/>
      <style:text-properties style:font-name="Palatino Linotype" fo:font-size="12pt" fo:font-weight="bold" style:font-size-asian="12pt" style:font-weight-asian="bold" style:font-size-complex="12pt" style:font-weight-complex="bold"/>
    </style:style>
    <style:style style:name="P21"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22"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top="0cm" fo:margin-bottom="0.353cm" fo:line-height="150%" fo:text-align="center" style:justify-single-word="false" style:text-autospace="none"/>
      <style:text-properties fo:font-variant="normal" fo:text-transform="none" fo:color="#252525" style:font-name="Palatino Linotype" fo:font-size="12pt" fo:letter-spacing="normal"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5"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26"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27"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28"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29" style:family="paragraph" style:parent-style-name="Standard" style:list-style-name="L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0"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1" style:family="paragraph" style:parent-style-name="Standard" style:list-style-name="L1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3" style:family="paragraph" style:parent-style-name="Standard">
      <style:paragraph-properties fo:text-align="start" style:justify-single-word="false" style:text-autospace="none"/>
      <style:text-properties style:font-name="Palatino Linotype" fo:font-size="12pt" fo:font-weight="bold"/>
    </style:style>
    <style:style style:name="P34" style:family="paragraph" style:parent-style-name="Standard" style:list-style-name="L1">
      <style:paragraph-properties fo:text-align="start" style:justify-single-word="false" style:text-autospace="none"/>
      <style:text-properties style:font-name="Palatino Linotype" fo:font-weight="bold" style:font-weight-asian="bold" style:font-weight-complex="bold"/>
    </style:style>
    <style:style style:name="P35" style:family="paragraph" style:parent-style-name="Standard">
      <style:paragraph-properties fo:text-align="start" style:justify-single-word="false" style:text-autospace="none"/>
    </style:style>
    <style:style style:name="P36"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7" style:family="paragraph" style:parent-style-name="Standard" style:list-style-name="L3">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8"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9"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40"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41" style:family="paragraph" style:parent-style-name="Standard" style:list-style-name="L3">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42" style:family="paragraph" style:parent-style-name="Standard" style:list-style-name="L6">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8">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0">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0">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12">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10">
      <style:paragraph-properties fo:margin-left="0cm" fo:margin-right="0cm" fo:line-height="150%" fo:text-align="justify"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line-height="150%" fo:text-indent="0cm" style:auto-text-indent="false" style:writing-mode="lr-tb"/>
      <style:text-properties style:font-name="Palatino Linotype"/>
    </style:style>
    <style:style style:name="P51" style:family="paragraph" style:parent-style-name="Standard" style:list-style-name="L2">
      <style:paragraph-properties fo:margin-left="0cm" fo:margin-right="0cm" fo:line-height="150%" fo:text-indent="0cm" style:auto-text-indent="false" style:writing-mode="lr-tb"/>
      <style:text-properties style:font-name="Palatino Linotype"/>
    </style:style>
    <style:style style:name="P52" style:family="paragraph" style:parent-style-name="Standard" style:list-style-name="L6">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line-height="150%" fo:text-indent="0cm" style:auto-text-indent="false" style:writing-mode="lr-tb"/>
      <style:text-properties style:font-name="Palatino Linotype"/>
    </style:style>
    <style:style style:name="P55" style:family="paragraph" style:parent-style-name="Standard">
      <style:paragraph-properties fo:margin-left="0cm" fo:margin-right="0cm" fo:line-height="150%" fo:text-indent="0cm" style:auto-text-indent="false" style:writing-mode="lr-tb"/>
    </style:style>
    <style:style style:name="P56" style:family="paragraph" style:parent-style-name="Standard" style:list-style-name="L2">
      <style:paragraph-properties fo:margin-left="0cm" fo:margin-right="0cm" fo:line-height="150%" fo:text-indent="0cm" style:auto-text-indent="false" style:writing-mode="lr-tb"/>
    </style:style>
    <style:style style:name="P57" style:family="paragraph" style:parent-style-name="Standard">
      <style:paragraph-properties fo:margin-left="0cm" fo:margin-right="0cm" fo:line-height="150%" fo:text-indent="0cm" style:auto-text-indent="false" style:writing-mode="lr-tb"/>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58"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59"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60"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61"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2" style:family="paragraph" style:parent-style-name="Standard">
      <style:paragraph-properties fo:text-align="start" style:justify-single-word="false" style:text-autospace="none" style:writing-mode="lr-tb"/>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63" style:family="paragraph" style:parent-style-name="Standard">
      <style:paragraph-properties fo:text-align="start" style:justify-single-word="false" style:text-autospace="none" style:writing-mode="lr-tb"/>
    </style:style>
    <style:style style:name="P64" style:family="paragraph" style:parent-style-name="Text_20_body">
      <style:text-properties fo:color="#0088cc" style:text-line-through-style="none" style:text-underline-style="none" style:text-blinking="false"/>
    </style:style>
    <style:style style:name="P65" style:family="paragraph" style:parent-style-name="Text_20_body" style:list-style-name="L2">
      <style:paragraph-properties fo:margin-left="0cm" fo:margin-right="0cm" fo:line-height="150%" fo:text-indent="0cm" style:auto-text-indent="false" style:writing-mode="lr-tb"/>
      <style:text-properties style:font-name="Palatino Linotype"/>
    </style:style>
    <style:style style:name="P66" style:family="paragraph" style:parent-style-name="Text_20_body">
      <style:paragraph-properties fo:margin-left="0cm" fo:margin-right="0cm" fo:line-height="150%" fo:text-indent="0cm" style:auto-text-indent="false" style:text-autospace="ideograph-alpha" style:writing-mode="lr-tb"/>
      <style:text-properties style:font-name="Palatino Linotype" fo:font-size="12pt" fo:font-weight="normal" style:font-size-asian="12pt" style:font-weight-asian="normal" style:font-name-complex="Times New Roman" style:font-size-complex="12pt" style:font-weight-complex="normal" style:text-scale="96%"/>
    </style:style>
    <style:style style:name="P67"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68"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69" style:family="paragraph" style:parent-style-name="Text_20_body">
      <style:paragraph-properties fo:margin-left="0cm" fo:margin-right="0cm" fo:margin-top="0cm" fo:margin-bottom="0cm" style:line-height-at-least="0.529cm" fo:widows="1" fo:text-indent="0cm" style:auto-text-indent="false" fo:padding="0cm" fo:border="none"/>
    </style:style>
    <style:style style:name="P70"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5a5a5a" style:font-name="Helvetica Neue1" fo:font-size="10.5pt" fo:letter-spacing="normal" fo:font-style="normal" fo:font-weight="normal"/>
    </style:style>
    <style:style style:name="P71" style:family="paragraph" style:parent-style-name="Text_20_body">
      <style:paragraph-properties fo:margin-left="0cm" fo:margin-right="0cm" fo:margin-top="0cm" fo:margin-bottom="0.265cm" fo:text-indent="0cm" style:auto-text-indent="false"/>
      <style:text-properties fo:color="#757575" fo:font-size="10.5pt" fo:font-style="italic"/>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fo:font-size="12pt" fo:letter-spacing="normal" fo:language="sk" fo:country="SK" fo:font-style="normal" fo:font-weight="normal" style:font-size-asian="12pt" style:font-weight-asian="normal" style:font-size-complex="12pt" style:font-weight-complex="normal"/>
    </style:style>
    <style:style style:name="T6" style:family="text">
      <style:text-properties fo:font-variant="normal" fo:text-transform="none" fo:color="#000000" style:font-name="Palatino Linotype" fo:letter-spacing="normal" style:text-underline-style="none"/>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weight-asian="normal" style:font-weight-complex="normal"/>
    </style:style>
    <style:style style:name="T1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2" style:family="text">
      <style:text-properties fo:font-variant="normal" fo:text-transform="none" fo:color="#000000" fo:letter-spacing="normal" style:text-underline-style="none"/>
    </style:style>
    <style:style style:name="T13" style:family="text">
      <style:text-properties fo:font-variant="normal" fo:text-transform="none" fo:color="#252525" fo:letter-spacing="normal" fo:font-style="normal" fo:font-weight="normal" style:font-weight-asian="normal" style:font-weight-complex="normal"/>
    </style:style>
    <style:style style:name="T14" style:family="text">
      <style:text-properties fo:font-variant="normal" fo:text-transform="none" fo:color="#252525" fo:letter-spacing="normal" fo:language="sk" fo:country="SK" fo:font-style="normal" fo:font-weight="normal" style:font-style-asian="normal" style:font-weight-asian="normal" style:font-style-complex="normal" style:font-weight-complex="normal"/>
    </style:style>
    <style:style style:name="T15" style:family="text">
      <style:text-properties fo:font-variant="normal" fo:text-transform="none" fo:color="#252525" style:font-name="Palatino Linotype" fo:font-size="9pt" fo:letter-spacing="normal"/>
    </style:style>
    <style:style style:name="T16" style:family="text">
      <style:text-properties fo:font-variant="normal" fo:text-transform="none" fo:color="#252525" style:font-name="Palatino Linotype" fo:font-size="9pt" fo:letter-spacing="normal" fo:font-style="italic"/>
    </style:style>
    <style:style style:name="T17" style:family="text">
      <style:text-properties fo:font-variant="normal" fo:text-transform="none" fo:color="#252525" style:font-name="sans-serif" fo:font-size="10.5pt" fo:letter-spacing="normal" fo:language="sk" fo:country="SK" fo:font-style="normal" fo:font-weight="normal" style:font-style-asian="normal" style:font-weight-asian="normal" style:font-style-complex="normal" style:font-weight-complex="normal"/>
    </style:style>
    <style:style style:name="T18" style:family="text">
      <style:text-properties fo:font-variant="normal" fo:text-transform="none" fo:color="#252525" style:font-name="sans-serif" fo:font-size="10.5pt" fo:letter-spacing="normal"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19" style:family="text">
      <style:text-properties fo:font-variant="normal" fo:text-transform="none" fo:color="#252525" style:font-name="sans-serif" fo:font-size="10.5pt" fo:letter-spacing="normal"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20" style:family="text">
      <style:text-properties fo:font-variant="normal" fo:text-transform="none" fo:color="#252525" style:font-name="sans-serif" fo:font-size="10.5pt" fo:letter-spacing="normal" fo:font-style="normal" fo:font-weight="normal" style:font-name-asian="URWPalladioL-Roma" style:font-size-asian="12pt" style:font-weight-asian="normal" style:font-name-complex="URWPalladioL-Roma" style:font-size-complex="12pt" style:font-weight-complex="normal"/>
    </style:style>
    <style:style style:name="T21" style:family="text">
      <style:text-properties fo:font-variant="normal" fo:text-transform="none" fo:color="#252525" style:font-name="sans-serif" fo:font-size="10.5pt" fo:letter-spacing="normal" fo:font-style="normal" fo:font-weight="bold" style:font-name-asian="URWPalladioL-Roma" style:font-size-asian="12pt" style:font-weight-asian="normal" style:font-name-complex="URWPalladioL-Roma" style:font-size-complex="12pt" style:font-weight-complex="normal"/>
    </style:style>
    <style:style style:name="T22" style:family="text">
      <style:text-properties fo:font-variant="normal" fo:text-transform="none" fo:color="#252525" style:font-name="sans-serif" fo:font-size="10.5pt" fo:letter-spacing="normal" fo:font-style="normal" fo:font-weight="bold" style:font-name-asian="URWPalladioL-Roma" style:font-size-asian="12pt" style:font-weight-asian="bold" style:font-name-complex="URWPalladioL-Roma" style:font-size-complex="12pt" style:font-weight-complex="bold"/>
    </style:style>
    <style:style style:name="T23" style:family="text">
      <style:text-properties fo:font-variant="normal" fo:text-transform="none" fo:color="#ffffff" fo:letter-spacing="normal" fo:font-style="normal" fo:font-weight="normal" fo:background-color="#ffffff" style:font-weight-asian="normal" style:font-weight-complex="normal"/>
    </style:style>
    <style:style style:name="T24" style:family="text">
      <style:text-properties fo:font-variant="normal" fo:text-transform="none" fo:color="#0b0080" style:text-line-through-style="none" style:font-name="Palatino Linotype" fo:font-size="9pt" fo:letter-spacing="normal" fo:font-style="italic" style:text-underline-style="none" style:text-blinking="false"/>
    </style:style>
    <style:style style:name="T25" style:family="text">
      <style:text-properties fo:font-variant="normal" fo:text-transform="none" fo:color="#0b0080" style:text-line-through-style="none" style:font-name="Palatino Linotype" fo:font-size="9pt" fo:letter-spacing="normal" style:text-underline-style="none" style:text-blinking="false"/>
    </style:style>
    <style:style style:name="T26" style:family="text">
      <style:text-properties fo:font-variant="normal" fo:text-transform="none" fo:color="#0b0080" style:text-line-through-style="none" style:font-name="sans-serif" fo:font-size="10.5pt" fo:letter-spacing="normal" fo:language="sk" fo:country="SK" fo:font-style="normal" style:text-underline-style="none" fo:font-weight="normal" style:text-blinking="false" style:font-style-asian="normal" style:font-weight-asian="normal" style:font-style-complex="normal" style:font-weight-complex="normal"/>
    </style:style>
    <style:style style:name="T27" style:family="text">
      <style:text-properties fo:font-variant="normal" fo:text-transform="none" fo:color="#0b0080" style:text-line-through-style="none" style:font-name="sans-serif" fo:font-size="10.5pt" fo:letter-spacing="normal" fo:language="sk" fo:country="SK" fo:font-style="italic" style:text-underline-style="none" fo:font-weight="normal" style:text-blinking="false" style:font-style-asian="normal" style:font-weight-asian="normal" style:font-style-complex="normal" style:font-weight-complex="normal"/>
    </style:style>
    <style:style style:name="T28" style:family="text">
      <style:text-properties fo:font-variant="normal" fo:text-transform="none" fo:color="#aaaaaa" style:font-name="pragmatica-web-n4" fo:font-size="9pt" fo:letter-spacing="normal" fo:font-style="normal" fo:font-weight="normal"/>
    </style:style>
    <style:style style:name="T29" style:family="text">
      <style:text-properties fo:font-variant="normal" fo:text-transform="none" fo:color="#aaaaaa" style:font-name="pragmatica-web-n4" fo:font-size="9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333333" style:font-name="Tahoma" fo:font-size="11.25pt" fo:letter-spacing="normal" fo:font-style="normal" fo:font-weight="normal" style:font-name-asian="URWPalladioL-Roma" style:font-weight-asian="normal" style:font-name-complex="URWPalladioL-Roma" style:font-weight-complex="normal"/>
    </style:style>
    <style:style style:name="T31" style:family="text">
      <style:text-properties fo:font-variant="normal" fo:text-transform="none" fo:color="#74caee" style:text-line-through-style="none" style:font-name="FuturaBKBT" fo:font-size="13.5pt" fo:letter-spacing="normal" fo:language="sk" fo:country="SK" fo:font-style="normal" style:text-underline-style="none" fo:font-weight="normal" style:text-blinking="false" style:font-name-asian="URWPalladioL-Roma" style:font-weight-asian="normal" style:font-name-complex="URWPalladioL-Roma" style:font-weight-complex="normal"/>
    </style:style>
    <style:style style:name="T32" style:family="text">
      <style:text-properties fo:font-variant="normal" fo:text-transform="none" fo:color="#5a5a5a" style:font-name="Helvetica Neue1" fo:font-size="10.5pt" fo:letter-spacing="normal" fo:font-style="normal" fo:font-weight="normal"/>
    </style:style>
    <style:style style:name="T33" style:family="text">
      <style:text-properties fo:font-variant="normal" fo:text-transform="none" fo:color="#5a5a5a" style:font-name="Helvetica Neue1" fo:font-size="10.5pt" fo:letter-spacing="normal" fo:font-style="normal" fo:font-weight="normal" style:font-name-asian="URWPalladioL-Roma" style:font-name-complex="URWPalladioL-Roma"/>
    </style:style>
    <style:style style:name="T34" style:family="text">
      <style:text-properties fo:font-variant="normal" fo:text-transform="none" fo:color="#5a5a5a" style:font-name="Helvetica Neue1" fo:font-size="10.5pt" fo:letter-spacing="normal" fo:font-style="normal" fo:font-weight="normal" style:font-name-asian="URWPalladioL-Roma" style:font-size-asian="12pt" style:font-weight-asian="bold" style:font-name-complex="URWPalladioL-Bold" style:font-size-complex="12pt" style:font-weight-complex="bold"/>
    </style:style>
    <style:style style:name="T35" style:family="text">
      <style:text-properties fo:font-variant="normal" fo:text-transform="none" fo:color="#5a5a5a" style:font-name="Helvetica Neue1" fo:font-size="10.5pt" fo:letter-spacing="normal" fo:font-style="normal" fo:font-weight="bold"/>
    </style:style>
    <style:style style:name="T36" style:family="text">
      <style:text-properties fo:font-variant="normal" fo:text-transform="none" fo:color="#5a5a5a" style:font-name="Helvetica Neue1" fo:font-size="10.5pt" fo:letter-spacing="normal" fo:font-style="normal" fo:font-weight="bold" style:font-size-complex="12pt"/>
    </style:style>
    <style:style style:name="T37" style:family="text">
      <style:text-properties fo:font-variant="normal" fo:text-transform="none" fo:color="#5a5a5a" style:font-name="Helvetica Neue1" fo:font-size="10.5pt" fo:letter-spacing="normal" fo:font-style="italic" fo:font-weight="bold" style:font-name-asian="URWPalladioL-Roma" style:font-size-asian="12pt" style:font-name-complex="URWPalladioL-Bold" style:font-size-complex="12pt"/>
    </style:style>
    <style:style style:name="T38" style:family="text">
      <style:text-properties fo:font-variant="normal" fo:text-transform="none" fo:color="#5a5a5a" style:font-name="Helvetica Neue1" fo:font-size="10.5pt" fo:letter-spacing="normal" fo:font-style="italic" fo:font-weight="bold" style:font-name-asian="URWPalladioL-Roma" style:font-name-complex="URWPalladioL-Roma"/>
    </style:style>
    <style:style style:name="T39" style:family="text">
      <style:text-properties fo:font-variant="normal" fo:text-transform="none" fo:color="#5a5a5a" style:font-name="Palatino Linotype" fo:font-size="12pt" fo:letter-spacing="normal" fo:language="sk" fo:country="SK" fo:font-style="normal" fo:font-weight="normal" style:font-name-asian="URWPalladioL-Roma" style:font-size-asian="12pt" style:font-weight-asian="bold" style:font-name-complex="URWPalladioL-Bold" style:font-size-complex="12pt" style:font-weight-complex="normal"/>
    </style:style>
    <style:style style:name="T40" style:family="text">
      <style:text-properties fo:font-size="12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style:font-weight-asian="normal" style:font-weight-complex="normal"/>
    </style:style>
    <style:style style:name="T4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6" style:family="text">
      <style:text-properties fo:font-size="12pt" fo:language="sk" fo:country="SK"/>
    </style:style>
    <style:style style:name="T47" style:family="text">
      <style:text-properties fo:font-size="12pt" fo:language="sk" fo:country="SK" style:font-size-asian="12pt"/>
    </style:style>
    <style:style style:name="T48" style:family="text">
      <style:text-properties fo:font-size="12pt" fo:language="sk" fo:country="SK" fo:font-style="normal" fo:font-weight="normal" style:font-style-asian="normal" style:font-weight-asian="normal" style:font-style-complex="normal" style:font-weight-complex="normal"/>
    </style:style>
    <style:style style:name="T49" style:family="text">
      <style:text-properties fo:font-size="12pt" fo:language="sk" fo:country="SK" fo:font-style="normal" fo:font-weight="normal" style:font-size-asian="12pt" style:font-style-asian="normal" style:font-weight-asian="normal" style:font-name-complex="URWPalladioL-Roma" style:font-size-complex="12pt" style:font-style-complex="normal" style:font-weight-complex="normal"/>
    </style:style>
    <style:style style:name="T50" style:family="text">
      <style:text-properties fo:font-size="12pt" style:font-size-asian="12pt"/>
    </style:style>
    <style:style style:name="T51" style:family="text">
      <style:text-properties fo:font-size="12pt" fo:language="en" fo:country="US"/>
    </style:style>
    <style:style style:name="T52" style:family="text">
      <style:text-properties fo:font-size="12pt" fo:language="en" fo:country="US" style:font-size-asian="12pt"/>
    </style:style>
    <style:style style:name="T53" style:family="text">
      <style:text-properties fo:font-size="12pt" fo:language="en" fo:country="US" fo:font-style="normal" fo:font-weight="normal" style:font-style-asian="normal" style:font-weight-asian="normal" style:font-style-complex="normal" style:font-weight-complex="normal"/>
    </style:style>
    <style:style style:name="T54" style:family="text">
      <style:text-properties fo:font-size="12pt" style:font-size-complex="12pt"/>
    </style:style>
    <style:style style:name="T55" style:family="text">
      <style:text-properties fo:font-size="12pt"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style:font-weight-asian="bold" style:font-size-complex="16pt" style:font-weight-complex="bold" style:text-scale="96%"/>
    </style:style>
    <style:style style:name="T60" style:family="text">
      <style:text-properties style:font-name="Palatino Linotype"/>
    </style:style>
    <style:style style:name="T61" style:family="text">
      <style:text-properties style:font-name="Palatino Linotype" fo:font-size="12pt" fo:font-weight="normal" style:font-size-asian="12pt" style:font-weight-asian="normal" style:font-size-complex="12pt" style:font-weight-complex="normal"/>
    </style:style>
    <style:style style:name="T62" style:family="text">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T63" style:family="text">
      <style:text-properties style:font-name="Palatino Linotype" fo:font-size="12pt" fo:language="en" fo:country="US" fo:font-weight="normal" style:font-size-asian="12pt" style:font-weight-asian="normal" style:font-size-complex="12pt" style:font-weight-complex="normal"/>
    </style:style>
    <style:style style:name="T64" style:family="text">
      <style:text-properties style:font-name="Palatino Linotype" fo:font-size="12pt" fo:language="en" fo:country="US" fo:font-weight="normal" style:font-name-asian="URWPalladioL-Roma" style:font-size-asian="12pt" style:font-weight-asian="normal" style:font-name-complex="URWPalladioL-Roma" style:font-size-complex="12pt" style:font-weight-complex="normal"/>
    </style:style>
    <style:style style:name="T65" style:family="text">
      <style:text-properties style:font-name="Palatino Linotype" fo:font-size="12pt" fo:language="en" fo:country="US" fo:font-weight="normal" style:font-name-asian="URWPalladioL-Roma" style:font-size-asian="12pt" style:font-weight-asian="bold" style:font-name-complex="URWPalladioL-Bold" style:font-size-complex="12pt" style:font-weight-complex="normal"/>
    </style:style>
    <style:style style:name="T66" style:family="text">
      <style:text-properties style:font-name="Palatino Linotype" fo:font-size="12pt" fo:language="en" fo:country="US" fo:font-weight="normal" style:font-name-asian="URWPalladioL-Bold" style:font-size-asian="12pt" style:font-weight-asian="normal" style:font-name-complex="URWPalladioL-Roma" style:font-size-complex="12pt" style:font-weight-complex="normal"/>
    </style:style>
    <style:style style:name="T67" style:family="text">
      <style:text-properties style:font-name="Palatino Linotype" fo:font-size="12pt" fo:language="en" fo:country="US"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68" style:family="text">
      <style:text-properties style:font-name="Palatino Linotype" fo:font-size="12pt" fo:language="en" fo:country="US"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69" style:family="text">
      <style:text-properties style:font-name="Palatino Linotype" fo:font-size="12pt" fo:language="sk" fo:country="SK" fo:font-weight="normal" style:font-size-asian="12pt" style:font-weight-asian="normal" style:font-size-complex="12pt" style:font-weight-complex="normal"/>
    </style:style>
    <style:style style:name="T70" style:family="text">
      <style:text-properties style:font-name="Palatino Linotype" fo:font-size="12pt" fo:language="sk" fo:country="SK" fo:font-weight="normal" style:font-name-asian="URWPalladioL-Roma" style:font-size-asian="12pt" style:font-weight-asian="normal" style:font-name-complex="URWPalladioL-Roma" style:font-size-complex="12pt" style:font-weight-complex="normal"/>
    </style:style>
    <style:style style:name="T71" style:family="text">
      <style:text-properties style:font-name="Palatino Linotype" fo:font-size="12pt" fo:language="sk" fo:country="SK" fo:font-weight="normal" style:font-name-asian="URWPalladioL-Roma" style:font-size-asian="12pt" style:font-weight-asian="normal" style:font-name-complex="URWPalladioL-Bold" style:font-size-complex="12pt" style:font-weight-complex="normal"/>
    </style:style>
    <style:style style:name="T72" style:family="text">
      <style:text-properties style:font-name="Palatino Linotype" fo:font-size="12pt" fo:language="sk" fo:country="SK" fo:font-weight="normal" style:font-name-asian="URWPalladioL-Roma" style:font-size-asian="12pt" style:font-weight-asian="bold" style:font-name-complex="URWPalladioL-Bold" style:font-size-complex="12pt" style:font-weight-complex="normal"/>
    </style:style>
    <style:style style:name="T73" style:family="text">
      <style:text-properties style:font-name="Palatino Linotype" fo:font-size="12pt" fo:language="sk" fo:country="SK" fo:font-weight="normal" style:font-name-asian="URWPalladioL-Bold" style:font-size-asian="12pt" style:font-weight-asian="normal" style:font-name-complex="URWPalladioL-Roma" style:font-size-complex="12pt" style:font-weight-complex="normal"/>
    </style:style>
    <style:style style:name="T74" style:family="text">
      <style:text-properties style:font-name="Palatino Linotype" fo:font-size="12pt" fo:language="sk" fo:country="SK" fo:font-weight="normal" style:font-name-asian="URWPalladioL-Bold" style:font-size-asian="12pt" style:font-weight-asian="normal" style:font-name-complex="URWPalladioL-Bold" style:font-size-complex="12pt" style:font-weight-complex="normal"/>
    </style:style>
    <style:style style:name="T75" style:family="text">
      <style:text-properties style:font-name="Palatino Linotype" fo:font-size="12pt" fo:language="sk" fo:country="SK" fo:font-weight="normal" style:font-name-asian="URWPalladioL-Bold" style:font-size-asian="12pt" style:font-weight-asian="bold" style:font-name-complex="URWPalladioL-Roma" style:font-size-complex="12pt" style:font-weight-complex="normal"/>
    </style:style>
    <style:style style:name="T76" style:family="text">
      <style:text-properties style:font-name="Palatino Linotype" fo:font-size="12pt"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77" style:family="text">
      <style:text-properties style:font-name="Palatino Linotype" fo:font-size="12pt" fo:language="sk" fo:country="SK" fo:font-style="normal" fo:font-weight="normal" style:font-name-asian="URWPalladioL-Roma" style:font-size-asian="12pt" style:font-style-asian="normal" style:font-weight-asian="bold" style:font-name-complex="URWPalladioL-Roma" style:font-size-complex="12pt" style:font-style-complex="normal" style:font-weight-complex="normal"/>
    </style:style>
    <style:style style:name="T78" style:family="text">
      <style:text-properties style:font-name="Palatino Linotype" fo:font-size="12pt" fo:language="sk" fo:country="SK"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79" style:family="text">
      <style:text-properties style:font-name="Palatino Linotype" fo:font-size="12pt" fo:language="sk" fo:country="SK" fo:font-style="italic" fo:font-weight="normal" style:font-name-asian="URWPalladioL-Roma" style:font-size-asian="12pt" style:font-style-asian="italic" style:font-weight-asian="bold" style:font-name-complex="URWPalladioL-Roma" style:font-size-complex="12pt" style:font-style-complex="italic" style:font-weight-complex="normal"/>
    </style:style>
    <style:style style:name="T80" style:family="text">
      <style:text-properties style:font-name="Palatino Linotype" fo:font-size="12pt" fo:language="sk" fo:country="SK" fo:font-style="italic" fo:font-weight="normal" style:font-name-asian="URWPalladioL-Roma" style:font-size-asian="12pt" style:font-style-asian="italic" style:font-weight-asian="bold" style:font-name-complex="URWPalladioL-Roma" style:font-size-complex="12pt" style:font-style-complex="italic" style:font-weight-complex="bold"/>
    </style:style>
    <style:style style:name="T81" style:family="text">
      <style:text-properties style:font-name="Palatino Linotype" fo:font-size="12pt" fo:language="sk" fo:country="SK" fo:font-weight="bold" style:font-name-asian="URWPalladioL-Roma" style:font-size-asian="12pt" style:font-weight-asian="bold" style:font-name-complex="URWPalladioL-Bold" style:font-size-complex="12pt" style:font-weight-complex="bold"/>
    </style:style>
    <style:style style:name="T82" style:family="text">
      <style:text-properties style:font-name="Palatino Linotype" fo:font-size="12pt" fo:language="sk" fo:country="SK" fo:font-weight="bold" style:font-name-asian="URWPalladioL-Bold" style:font-size-asian="12pt" style:font-weight-asian="bold" style:font-name-complex="URWPalladioL-Bold" style:font-size-complex="12pt" style:font-weight-complex="normal"/>
    </style:style>
    <style:style style:name="T83" style:family="text">
      <style:text-properties style:font-name="Palatino Linotype" fo:font-size="12pt" fo:language="sk" fo:country="SK" fo:font-weight="bold" style:font-name-asian="URWPalladioL-Bold" style:font-size-asian="12pt" style:font-weight-asian="bold" style:font-name-complex="URWPalladioL-Bold" style:font-size-complex="12pt" style:font-weight-complex="bold"/>
    </style:style>
    <style:style style:name="T84" style:family="text">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T85" style:family="text">
      <style:text-properties style:font-name="Palatino Linotype" fo:font-size="12pt" fo:font-weight="bold" style:font-name-asian="URWPalladioL-Roma" style:font-size-asian="12pt" style:font-weight-asian="bold" style:font-name-complex="URWPalladioL-Bold" style:font-size-complex="12pt" style:font-weight-complex="bold"/>
    </style:style>
    <style:style style:name="T86" style:family="text">
      <style:text-properties style:font-name="Palatino Linotype" fo:font-size="12pt"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87" style:family="text">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88" style:family="text">
      <style:text-properties style:font-name="Palatino Linotype" fo:font-weight="normal"/>
    </style:style>
    <style:style style:name="T89" style:family="text">
      <style:text-properties style:font-name="Palatino Linotype" fo:language="sk" fo:country="SK" fo:font-weight="normal"/>
    </style:style>
    <style:style style:name="T90" style:family="text">
      <style:text-properties style:font-name="Palatino Linotype" fo:language="sk" fo:country="SK"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91" style:family="text">
      <style:text-properties style:font-name="Palatino Linotype"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92" style:family="text">
      <style:text-properties style:font-name="Palatino Linotype" fo:language="sk" fo:country="SK" fo:font-style="normal" fo:font-weight="normal" style:font-style-asian="normal" style:font-weight-asian="normal" style:font-style-complex="normal" style:font-weight-complex="normal"/>
    </style:style>
    <style:style style:name="T93" style:family="text">
      <style:text-properties style:font-name="Palatino Linotype" fo:language="en" fo:country="US"/>
    </style:style>
    <style:style style:name="T94" style:family="text">
      <style:text-properties style:font-name="Palatino Linotype" fo:language="en" fo:country="US"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95" style:family="text">
      <style:text-properties style:font-name="Palatino Linotype" style:font-size-complex="12pt"/>
    </style:style>
    <style:style style:name="T96" style:family="text">
      <style:text-properties style:font-name="Palatino Linotype" fo:font-style="italic" style:font-style-asian="italic" style:font-size-complex="12pt" style:font-style-complex="italic"/>
    </style:style>
    <style:style style:name="T97" style:family="text">
      <style:text-properties style:font-name="Palatino Linotype" fo:font-style="italic" style:font-style-asian="italic" style:font-style-complex="italic"/>
    </style:style>
    <style:style style:name="T98" style:family="text">
      <style:text-properties style:font-name="Palatino Linotype" fo:font-style="normal" style:font-style-asian="normal" style:font-size-complex="12pt" style:font-style-complex="normal"/>
    </style:style>
    <style:style style:name="T99" style:family="text">
      <style:text-properties style:font-name="Palatino Linotype" fo:font-style="normal" style:font-name-asian="URWPalladioL-Roma" style:font-size-asian="12pt" style:font-style-asian="normal" style:font-size-complex="12pt" style:font-style-complex="normal"/>
    </style:style>
    <style:style style:name="T100" style:family="text">
      <style:text-properties fo:font-weight="normal"/>
    </style:style>
    <style:style style:name="T101" style:family="text">
      <style:text-properties fo:font-weight="normal" style:font-weight-asian="normal" style:font-weight-complex="normal"/>
    </style:style>
    <style:style style:name="T102" style:family="text">
      <style:text-properties fo:font-weight="normal" style:font-name-asian="URWPalladioL-Roma" style:font-weight-asian="normal" style:font-name-complex="URWPalladioL-Roma" style:font-weight-complex="normal"/>
    </style:style>
    <style:style style:name="T103" style:family="text">
      <style:text-properties fo:font-weight="normal" style:font-name-asian="URWPalladioL-Bold" style:font-weight-asian="normal" style:font-weight-complex="normal"/>
    </style:style>
    <style:style style:name="T104" style:family="text">
      <style:text-properties style:font-name-asian="URWPalladioL-Roma"/>
    </style:style>
    <style:style style:name="T105" style:family="text">
      <style:text-properties style:font-name-asian="URWPalladioL-Roma" style:font-name-complex="URWPalladioL-Roma"/>
    </style:style>
    <style:style style:name="T106" style:family="text">
      <style:text-properties style:font-name-asian="URWPalladioL-Roma" style:font-size-asian="12pt"/>
    </style:style>
    <style:style style:name="T107" style:family="text">
      <style:text-properties style:font-name-asian="URWPalladioL-Roma-Slant_167" style:font-name-complex="URWPalladioL-Roma-Slant_167"/>
    </style:style>
    <style:style style:name="T108" style:family="text">
      <style:text-properties fo:color="#000000" fo:font-weight="normal" style:font-weight-asian="normal" style:font-weight-complex="normal"/>
    </style:style>
    <style:style style:name="T109" style:family="text">
      <style:text-properties fo:color="#000000" style:font-name="Minion Pro" fo:font-size="9pt" fo:language="sk" fo:country="SK" fo:font-style="normal" fo:font-weight="normal" style:font-name-asian="Minion Pro" style:font-size-asian="9pt" style:font-style-asian="normal" style:font-weight-asian="normal" style:font-name-complex="Minion Pro" style:font-size-complex="9pt" style:font-style-complex="normal" style:font-weight-complex="normal"/>
    </style:style>
    <style:style style:name="T110" style:family="text">
      <style:text-properties fo:color="#000000" style:font-name="Minion Pro" fo:font-size="9pt" fo:language="en" fo:country="US" fo:font-style="italic" fo:font-weight="normal" style:font-name-asian="Minion Pro" style:font-size-asian="9pt" style:font-style-asian="italic" style:font-weight-asian="normal" style:font-name-complex="Minion Pro" style:font-size-complex="9pt" style:font-style-complex="italic" style:font-weight-complex="normal"/>
    </style:style>
    <style:style style:name="T111" style:family="text">
      <style:text-properties fo:color="#000000" style:font-name="Minion Pro" fo:font-size="9pt" fo:font-style="italic" fo:font-weight="normal" style:font-name-asian="Minion Pro" style:font-size-asian="9pt" style:font-style-asian="italic" style:font-weight-asian="normal" style:font-name-complex="Minion Pro" style:font-size-complex="9pt" style:font-style-complex="italic" style:font-weight-complex="normal"/>
    </style:style>
    <style:style style:name="T112" style:family="text">
      <style:text-properties fo:color="#000000" style:font-name="Minion Pro" fo:font-size="9pt" fo:font-style="normal" fo:font-weight="normal" style:font-name-asian="Minion Pro" style:font-size-asian="9pt" style:font-style-asian="normal" style:font-weight-asian="normal" style:font-name-complex="Minion Pro" style:font-size-complex="9pt" style:font-style-complex="normal" style:font-weight-complex="normal"/>
    </style:style>
    <style:style style:name="T113" style:family="text">
      <style:text-properties fo:color="#000000" style:font-name="F" fo:font-size="12pt" fo:language="sk" fo:country="SK" fo:font-style="normal" fo:font-weight="normal" style:font-name-asian="F" style:font-size-asian="12pt" style:font-style-asian="normal" style:font-weight-asian="normal" style:font-name-complex="F" style:font-size-complex="12pt" style:font-style-complex="normal" style:font-weight-complex="normal"/>
    </style:style>
    <style:style style:name="T114" style:family="text">
      <style:text-properties fo:color="#000000" style:font-name="F" fo:font-size="12pt" fo:language="en" fo:country="US" fo:font-style="normal" fo:font-weight="normal" style:font-name-asian="F" style:font-size-asian="12pt" style:font-style-asian="normal" style:font-weight-asian="normal" style:font-name-complex="F" style:font-size-complex="12pt" style:font-style-complex="normal" style:font-weight-complex="normal"/>
    </style:style>
    <style:style style:name="T115" style:family="text">
      <style:text-properties fo:color="#000000" style:font-name="F" fo:font-size="12pt" fo:font-style="normal" fo:font-weight="normal" style:font-name-asian="F" style:font-size-asian="12pt" style:font-style-asian="normal" style:font-weight-asian="normal" style:font-name-complex="F" style:font-size-complex="12pt" style:font-style-complex="normal" style:font-weight-complex="normal"/>
    </style:style>
    <style:style style:name="T116" style:family="text">
      <style:text-properties style:font-name-asian="URWPalladioL-Bold"/>
    </style:style>
    <style:style style:name="T117" style:family="text">
      <style:text-properties style:font-name-asian="URWPalladioL-Bold" style:font-name-complex="URWPalladioL-Bold"/>
    </style:style>
    <style:style style:name="T118" style:family="text">
      <style:text-properties fo:language="en" fo:country="US"/>
    </style:style>
    <style:style style:name="T119" style:family="text">
      <style:text-properties fo:language="en" fo:country="US" fo:font-weight="normal" style:font-weight-asian="normal" style:font-weight-complex="normal"/>
    </style:style>
    <style:style style:name="T120" style:family="text">
      <style:text-properties fo:language="en" fo:country="US" fo:font-weight="normal" style:font-name-asian="URWPalladioL-Roma" style:font-weight-asian="normal" style:font-name-complex="URWPalladioL-Roma" style:font-weight-complex="normal"/>
    </style:style>
    <style:style style:name="T121" style:family="text">
      <style:text-properties fo:language="en" fo:country="US" fo:font-style="normal" fo:font-weight="normal" style:font-style-asian="normal" style:font-weight-asian="normal" style:font-style-complex="normal" style:font-weight-complex="normal"/>
    </style:style>
    <style:style style:name="T122" style:family="text">
      <style:text-properties fo:language="en" fo:country="US" fo:font-style="italic" fo:font-weight="normal" style:font-style-asian="italic" style:font-weight-asian="normal" style:font-style-complex="italic" style:font-weight-complex="normal"/>
    </style:style>
    <style:style style:name="T123" style:family="text">
      <style:text-properties fo:language="en" fo:country="US" style:font-name-asian="URWPalladioL-Roma" style:font-name-complex="URWPalladioL-Roma"/>
    </style:style>
    <style:style style:name="T124" style:family="text">
      <style:text-properties style:font-name="Bookman Old Style"/>
    </style:style>
    <style:style style:name="T125" style:family="text">
      <style:text-properties style:font-name="Bookman Old Style" fo:font-style="italic" style:font-style-asian="italic" style:font-style-complex="italic"/>
    </style:style>
    <style:style style:name="T126" style:family="text">
      <style:text-properties style:font-name="Bookman Old Style" fo:font-weight="bold" style:font-weight-asian="bold" style:font-weight-complex="bold"/>
    </style:style>
    <style:style style:name="T127" style:family="text">
      <style:text-properties fo:language="sk" fo:country="SK"/>
    </style:style>
    <style:style style:name="T128" style:family="text">
      <style:text-properties fo:language="sk" fo:country="SK" style:font-size-complex="12pt"/>
    </style:style>
    <style:style style:name="T129" style:family="text">
      <style:text-properties fo:language="sk" fo:country="SK" style:font-size-asian="12pt"/>
    </style:style>
    <style:style style:name="T130" style:family="text">
      <style:text-properties fo:language="sk" fo:country="SK" style:font-weight-asian="normal"/>
    </style:style>
    <style:style style:name="T131" style:family="text">
      <style:text-properties fo:language="sk" fo:country="SK" fo:font-weight="normal" style:font-weight-asian="normal" style:font-weight-complex="normal"/>
    </style:style>
    <style:style style:name="T132" style:family="text">
      <style:text-properties fo:language="sk" fo:country="SK" fo:font-weight="normal" style:font-name-asian="URWPalladioL-Roma" style:font-weight-asian="normal" style:font-name-complex="URWPalladioL-Roma" style:font-weight-complex="normal"/>
    </style:style>
    <style:style style:name="T133" style:family="text">
      <style:text-properties fo:language="sk" fo:country="SK" fo:font-style="normal" fo:font-weight="normal" style:font-style-asian="normal" style:font-weight-asian="normal" style:font-style-complex="normal" style:font-weight-complex="normal"/>
    </style:style>
    <style:style style:name="T134" style:family="text">
      <style:text-properties fo:language="sk" fo:country="SK" fo:font-style="normal" fo:font-weight="normal" style:font-size-asian="12pt" style:font-style-asian="normal" style:font-weight-asian="normal" style:font-name-complex="URWPalladioL-Roma" style:font-size-complex="12pt" style:font-style-complex="normal" style:font-weight-complex="normal"/>
    </style:style>
    <style:style style:name="T135" style:family="text">
      <style:text-properties fo:language="sk" fo:country="SK" fo:font-style="italic" fo:font-weight="normal" style:font-style-asian="italic" style:font-weight-asian="normal" style:font-style-complex="italic" style:font-weight-complex="normal"/>
    </style:style>
    <style:style style:name="T136" style:family="text">
      <style:text-properties fo:language="sk" fo:country="SK" style:font-weight-asian="bold"/>
    </style:style>
    <style:style style:name="T137" style:family="text">
      <style:text-properties fo:language="sk" fo:country="SK" style:font-name-asian="URWPalladioL-Roma" style:font-name-complex="URWPalladioL-Roma"/>
    </style:style>
    <style:style style:name="T138" style:family="text">
      <style:text-properties style:font-size-asian="12pt"/>
    </style:style>
    <style:style style:name="T139" style:family="text">
      <style:text-properties style:font-size-asian="12pt" style:font-weight-asian="normal"/>
    </style:style>
    <style:style style:name="T140" style:family="text">
      <style:text-properties style:font-weight-asian="normal"/>
    </style:style>
    <style:style style:name="T141" style:family="text">
      <style:text-properties style:font-weight-asian="normal" style:font-size-complex="12pt"/>
    </style:style>
    <style:style style:name="T142" style:family="text">
      <style:text-properties style:font-size-complex="12pt"/>
    </style:style>
    <style:style style:name="T143" style:family="text">
      <style:text-properties style:font-weight-complex="normal"/>
    </style:style>
    <style:style style:name="T144" style:family="text">
      <style:text-properties style:font-weight-asian="bold"/>
    </style:style>
    <style:style style:name="T145" style:family="text">
      <style:text-properties style:font-weight-complex="bold"/>
    </style:style>
    <style:style style:name="T146" style:family="text">
      <style:text-properties style:font-size-complex="16pt" style:text-scale="96%"/>
    </style:style>
    <style:style style:name="T147" style:family="text">
      <style:text-properties style:font-name="Palatino Linotype" fo:font-size="12pt" fo:font-weight="normal" style:font-size-asian="12pt" style:font-weight-asian="normal" style:font-size-complex="12pt" style:font-weight-complex="normal"/>
    </style:style>
    <style:style style:name="T148" style:family="text">
      <style:text-properties fo:font-style="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font-weight-complex="bold"/>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style:font-name-complex="URWPalladioL-Roma"/>
    </style:style>
    <style:style style:name="T153" style:family="text">
      <style:text-properties style:font-name="Myriad Pro" fo:font-size="6pt" fo:font-weight="bold" style:font-name-asian="Myriad Pro" style:font-size-asian="6pt" style:font-weight-asian="bold" style:font-name-complex="Myriad Pro" style:font-size-complex="6pt" style:font-weight-complex="bold"/>
    </style:style>
    <style:style style:name="T154" style:family="text">
      <style:text-properties style:font-name="Myriad Pro" fo:font-size="6pt" fo:language="sk" fo:country="SK" fo:font-style="normal" fo:font-weight="bold" style:font-name-asian="Myriad Pro" style:font-size-asian="6pt" style:font-style-asian="normal" style:font-weight-asian="bold" style:font-name-complex="Myriad Pro" style:font-size-complex="6pt" style:font-style-complex="normal" style:font-weight-complex="bold"/>
    </style:style>
    <style:style style:name="T155" style:family="text">
      <style:text-properties style:font-style-asian="italic"/>
    </style:style>
    <style:style style:name="T156" style:family="text">
      <style:text-properties style:font-style-complex="italic"/>
    </style:style>
    <style:style style:name="T157" style:family="text">
      <style:text-properties style:font-name-complex="URWPalladioL-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sarykova univerzita<text:line-break/>Fakulta informatiky</text:p>
      <text:p text:style-name="P21"><draw:frame draw:style-name="fr1" draw:name="graphics1" text:anchor-type="as-char" svg:width="3.15cm" svg:height="3.073cm" draw:z-index="0"><draw:image xlink:href="Pictures/200000080000304400002F56F1F9F11C.wmf" xlink:type="simple" xlink:show="embed" xlink:actuate="onLoad"/></draw:frame></text:p>
      <text:p text:style-name="P26">Vývoj rehabilitačnej hry s využitím zariadenia Leap Motion</text:p>
      <text:p text:style-name="P27">Úvod k bakalárskej práci</text:p>
      <text:p text:style-name="P22">Michal Obert</text:p>
      <text:p text:style-name="P22"/>
      <text:p text:style-name="P22"/>
      <text:p text:style-name="P23"/>
      <text:p text:style-name="P23"/>
      <text:p text:style-name="P23"/>
      <text:p text:style-name="P23"/>
      <text:p text:style-name="P23"/>
      <text:p text:style-name="P23"/>
      <text:p text:style-name="P23">Brno, 2015</text:p>
      <text:p text:style-name="P24"/>
      <text:p text:style-name="P24"/>
      <text:p text:style-name="P6"><text:soft-page-break/>Obsah</text:p>
      <text:p text:style-name="P6"/>
      <text:p text:style-name="P1"><text:span text:style-name="T105">1 </text:span>Úvod </text:p>
      <text:p text:style-name="P2">2 Rehabilitácia</text:p>
      <text:p text:style-name="P1"><text:span text:style-name="T105">3 </text:span>Zariadenia snímajúce pohyb </text:p>
      <text:list xml:id="list43263288" text:style-name="L1">
        <text:list-item>
          <text:list>
            <text:list-item>
              <text:p text:style-name="P29">Leap Motion</text:p>
            </text:list-item>
            <text:list-item>
              <text:p text:style-name="P29">Kinect</text:p>
            </text:list-item>
            <text:list-item>
              <text:p text:style-name="P29">Geomagic touch</text:p>
            </text:list-item>
            <text:list-item>
              <text:p text:style-name="P29">Wii Remote</text:p>
            </text:list-item>
            <text:list-item>
              <text:p text:style-name="P29">Le Stick</text:p>
            </text:list-item>
            <text:list-item>
              <text:p text:style-name="P29">Asus Eee Stick</text:p>
            </text:list-item>
            <text:list-item>
              <text:p text:style-name="P34">Playstation@4 Eye</text:p>
            </text:list-item>
          </text:list>
        </text:list-item>
      </text:list>
      <text:p text:style-name="P1"><text:span text:style-name="T105">4 Použitie zariadení snímajúcich pohyb v zdravotníctve</text:span></text:p>
      <text:list xml:id="list22309722" text:style-name="L11">
        <text:list-item>
          <text:list>
            <text:list-item>
              <text:p text:style-name="P31"><text:span text:style-name="T105">Newron</text:span></text:p>
            </text:list-item>
            <text:list-item>
              <text:p text:style-name="P31"><text:span text:style-name="T105">TedCube</text:span></text:p>
            </text:list-item>
            <text:list-item>
              <text:p text:style-name="P31"><text:span text:style-name="T105">TedSign</text:span></text:p>
            </text:list-item>
            <text:list-item>
              <text:p text:style-name="P31"><text:span text:style-name="T105">Visual Touch Therapy</text:span></text:p>
            </text:list-item>
            <text:list-item>
              <text:p text:style-name="P31">Vivid Vision</text:p>
            </text:list-item>
            <text:list-item>
              <text:p text:style-name="P31">Fruit Ninja</text:p>
            </text:list-item>
          </text:list>
        </text:list-item>
      </text:list>
      <text:p text:style-name="P2">5 Serious games<text:line-break/>6 Použité technológie</text:p>
      <text:p text:style-name="P1"><text:span text:style-name="T105">7 </text:span>Návrh hry</text:p>
      <text:p text:style-name="P1"><text:span text:style-name="T105"><text:tab/>7.1 </text:span><text:span text:style-name="T107">Účel hry</text:span></text:p>
      <text:p text:style-name="P1"><text:span text:style-name="T105"><text:tab/>7.2 </text:span><text:span text:style-name="T107">Princípy hry</text:span></text:p>
      <text:p text:style-name="P1"><text:span text:style-name="T105"><text:tab/>7.3 </text:span><text:span text:style-name="T107">Ovládanie </text:span></text:p>
      <text:p text:style-name="P1"><text:span text:style-name="T105">8 </text:span>Implementácia </text:p>
      <text:p text:style-name="P28">9 Uživateľské testovanie <text:span text:style-name="T101">//cca 10 ľudí si to zahrá, odpovie na dotazník, vyhodnotenie</text:span></text:p>
      <text:p text:style-name="P28">10 Future work<text:span text:style-name="T101"> </text:span></text:p>
      <text:p text:style-name="P3"><text:span text:style-name="T105">11 </text:span><text:span text:style-name="T117">Záver </text:span></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Úvod</text:p>
      <text:p text:style-name="P5"/>
      <text:p text:style-name="P57"><text:span text:style-name="T149">Serious games</text:span>, v preklade „vážne hry“, vychádzajú z konceptu hry ako formy učenia </text:p>
      <text:p text:style-name="P5">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text:span text:style-name="T149">serious games</text:span> [1].<text:line-break/></text:p>
      <text:p text:style-name="P8"><text:span text:style-name="T13"><text:tab/>„Liečebná rehabilitácia</text:span><text:span text:style-name="T23"> </text:span><text:span text:style-name="T13">je medicínsky odbor, ktorý skúma a využíva prostriedky liečebnej telesnej výchovy, pracovnej, psychosociálnej a výchovnej rehabilitácie v prevencii, diagnóze a liečbe chorôb“ [2].</text:span><text:span text:style-name="T9"> Pri rehabilitácii je nutné časté a dlhodobé opakovanie určitého pohybu, prípadne kombinácií pohybov, ktoré môžu pacientovi po istom čase pripadať nudné a nezáživné. K tomuto dochádza najmä z dôvodu zamerania rehabilitácie na funkčnosť, viac ako na jej zábavnú zložku. </text:span></text:p>
      <text:p text:style-name="P7"><text:tab/>Na vyriešenie tohto problému sa vynikajúco hodia hry, v ktorých je časté opakovanie určitého pohybu či činnosti bežné a využívané k zlepšeniu hrateľnosti. <text:line-break/></text:p>
      <text:p text:style-name="P7"><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7"/>
      <text:p text:style-name="P8"><text:span text:style-name="T9"><text:tab/>Hra je určená pre použitie so zariadením </text:span><text:span text:style-name="T11">Leap Motion</text:span><text:span text:style-name="T9"> (Leap Motion, Inc.) [3]. Je to malé zariadenie pripojené pomocou USB (Universal Serial Bus, v preklade Univerzálna </text:span><text:soft-page-break/><text:span text:style-name="T9">sériová zbernica), ktoré umožňuje snímať pohyby rúk hráča. Využíva k tomu 3 LED (Light-emitting diode, v preklade svetelná dióda. Ďalej len LED), ktoré vytvárajú 3D sieť bodov v priestore približne do výšky 1 meter nad zariadením a 2 infračervené kamery, ktoré snímajú pohyb v tomto priestore rýchlosťou približne 200 snímkov za sekundu a presnosťou 0,01 mm [4] . Poskytuje tak možnosť kontroly správneho vykonávania pohybov a zároveň okamžitú spätnú väzbu pre hráča. </text:span></text:p>
      <text:p text:style-name="P11"><text:span text:style-name="T9"><text:line-break/><text:tab/>Ďalej som využil vývojové prostredie </text:span><text:span text:style-name="T11">Unity3D</text:span><text:span text:style-name="T10">, ktoré je navrhnuté priamo na tvorbu hier a simulačných aplikácií a taktiež poskytuje množstvo voľne dostupných materiálov použiteľných pri vývoji. </text:span><text:span text:style-name="T11">Unity3D </text:span><text:span text:style-name="T10">podporuje 3 programovacie jazyky (</text:span><text:span text:style-name="T11">C#</text:span><text:span text:style-name="T10">, </text:span><text:span text:style-name="T11">JavaScript</text:span><text:span text:style-name="T10"> a </text:span><text:span text:style-name="T11">Boo</text:span><text:span text:style-name="T10">). </text:span></text:p>
      <text:p text:style-name="P11"><text:span text:style-name="T10">Rozhodol som </text:span><text:span text:style-name="T10">sa </text:span><text:span text:style-name="T10">pre C</text:span><text:span text:style-name="T10">#, </text:span><text:span text:style-name="T10">pretože som s ním zo spomínaných jazykov najbližšie oboznámený.</text:span></text:p>
      <text:p text:style-name="P7"/>
      <text:p text:style-name="P7"><text:tab/>Aby som mohol podobnú hru vytvoriť, bolo nutné podrobne preskúmať možnosti rehabilitácie jemnej motoriky a konzultovať ich s odborníkom z danej oblasti. Po konzultácii som určil najvhodnejší súbor pohybov pre hráča/pacienta a vývoj hry som týmto pohybom prispôsobil, čím som dosiahol vysokú mieru hratelnosti a zábavy pre pacienta. </text:p>
      <text:p text:style-name="P17"><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7"/>
      <text:p text:style-name="P11"><text:span text:style-name="T9"><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span><text:span text:style-name="T9">//odtia</text:span><text:span text:style-name="T9">ľto to asi budem prepisovať</text:span><text:span text:style-name="T9"><text:tab/></text:span></text:p>
      <text:p text:style-name="P11"><text:span text:style-name="T9">Poslednú časť mojej práce tvorí test účinnosti hry priamo na osobách s poruchami jemnej </text:span><text:soft-page-break/><text:span text:style-name="T9">motoriky. V spolupráci so strediskom </text:span><text:span text:style-name="T11">Teiresiás</text:span><text:span text:style-name="T9"> a </text:span><text:span text:style-name="T11">Fakultou sportovních studií Masarykovy </text:span><text:span text:style-name="T11">univerzity</text:span><text:span text:style-name="T9"> bola hra doručená pacientom, ktorý ju testovali. Spätnú väzbu ako aj postup a zmenu zdravotného stavu jednotlivých pacientov som spracoval a vyhodnotil v záverečnej časti tejto práce.</text:span></text:p>
      <text:p text:style-name="P7"/>
      <text:p text:style-name="P11"><text:tab/>Výsledky mojej práce sa dajú rozdeliť do 2 častí. </text:p>
      <text:p text:style-name="P11">Prvú časť tvorí tvorba hry pre rehabilitáciu jemnej motoriky, opis jednotlivých častí vývoja, jej kľúčových prvkov a prezentácia hry ako celku. Je plne funkčná a splňuje všetky pôvodné požiadavky.<text:line-break/>Druhá časť sa skladá zo zapojenia hry do rehabilitačného procesu pacientov, štatistických údajov o tomto procese a ich vyhodnotenia. Tieto údaje ukázali, že aj napriek pomerne krátkemu času, ktorý pacienti pri tejto hre strávili, je možné pozorovať výrazné zlepšenie, ktoré sa dá prisúdiť zvýšenému množstvu času, ktorý pacient venoval rehabilitácii pri hraní hry.<text:line-break/><text:tab/>Moja práca teda bola úspešná, na základe čoho sa dá predpokladať jej reálne využitie pri rehabilitácii jemnej motoriky v prax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6"><text:span text:style-name="T41">2 Rehabilitácia</text:span></text:p>
      <text:p text:style-name="P66">Rehabilitácia v najširšom zmysle: obnovenie pôvodného stavu, výkonnosti, sebestačnosti, pohyblivosti, pracovnej schopnosti. Do istej miery je vždy súčasťou akejkoľvek liečby, ktorej cieľom je úplne uzdravenie pacienta a obnovenie jeho síl [15, strana 381]</text:p>
      <text:p text:style-name="P14"/>
      <text:p text:style-name="P14"><text:tab/>Rehabilitáciu delíme na krátkodobú a dlhodobú.<text:line-break/><text:span text:style-name="T58">Krátkodobá</text:span><text:span text:style-name="T59"> </text:span><text:span text:style-name="T146">(prechodná) je starostlivosť nadväzujúca na liečebnú starostlivosť, ktorá vedie k upevneniu úplného obnovenia zdravia a normálnej kvality života.<text:line-break/></text:span><text:span text:style-name="T59">Dlhodobá </text:span><text:span text:style-name="T146">(permanentná) sa týka osôb s dlhodobým alebo trvalým zdravotným postihnutím ťažšieho stupňa. Často je spojená s trvalým narušením kvality života <text:s text:c="2"/></text:span><text:span text:style-name="T146">[16]</text:span></text:p>
      <text:p text:style-name="P16">//text o rehabilitácii, technológie aké sa používajú, spomeniem Neuron ak nie je príliš //závislý na kinecte, ak je tak až v sekcii 4</text:p>
      <text:p text:style-name="P13"/>
      <text:p text:style-name="P13">3 Zariadenia snímajúce pohyb v hernom priemysle </text:p>
      <text:p text:style-name="P11"><text:span text:style-name="T108"><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úplnú detekciu pohybu hráča. Vďaka obrovskému úspechu týchto zariadení v hernom priemysle a teda vyššej cenovej dostupnosti sa o ne začali zaujímať aj iné odvetvia priemyslu, konkrétne napríklad vojenský, či zdravotníctvo.</text:span><text:span text:style-name="T108">[14]</text:span></text:p>
      <text:p text:style-name="P9"/>
      <text:list xml:id="list43246847" text:style-name="L2">
        <text:list-item>
          <text:list>
            <text:list-header>
              <text:p text:style-name="P36">3.1 Leap Motion</text:p>
              <text:list>
                <text:list-item>
                  <text:list>
                    <text:list-item>
                      <text:list>
                        <text:list-header>
                          <text:p text:style-name="P56"><text:span text:style-name="T61"><text:s/><text:tab/>Leap Motion od spoločnosti Leap Motion, Inc. je zariadenie, ktoré sníma pohyb rúk </text:span><text:soft-page-break/><text:span text:style-name="T61">v priestore a údaje o tomto pohybe odosiela do počítača, kde sú ďalej spracovávané. Umožňuje tak vytvorenie 3D <text:s/>modelu ruky hráča v reálnom čase, ktorý sa následne dá použiť na ovládanie aplikácií v počítači, prípadne priamo počítača.</text:span></text:p>
                        </text:list-header>
                      </text:list>
                    </text:list-item>
                  </text:list>
                </text:list-item>
              </text:list>
            </text:list-header>
          </text:list>
        </text:list-item>
      </text:list>
      <text:p text:style-name="P55"><text:span text:style-name="T61"><text:s/><text:tab/>Je dostupný ako samostatné zariadenie, či ako súčasť niektorých notebookov značky HP. Vynikajúco sa hodí pre použitie so zariadením Oculus Rift.</text:span></text:p>
      <text:list xml:id="list25364843" text:continue-numbering="true" text:style-name="L2">
        <text:list-item>
          <text:list>
            <text:list-item>
              <text:list>
                <text:list-item>
                  <text:list>
                    <text:list-item>
                      <text:list>
                        <text:list-header>
                          <text:p text:style-name="P56"><text:span text:style-name="T61"><text:s/><text:tab/>Leap Motion som si vybral </text:span><text:span text:style-name="T61">a </text:span><text:span text:style-name="T61">používal ho najmä</text:span><text:span text:style-name="T61"> kvôli širokej základni vývojárov <text:line-break/>viac ako 200 000) </text:span><text:span text:style-name="T61">[3], </text:span><text:span text:style-name="T61">cenovej dostupnosti (40-80$), kompaktnosti (nevyžaduje priveľký priestor, narozdiel napríklad od Kinectu), nedostatku aplikácií podobných mojej (viac v sekcii 4) a vysokej presnosti. Výrobcom udávaná presnosť 0,01 milimetra nie je v reálnych podmienkach možná. Experimentálne bola zistená presnosť približne 0,7 milimetrov, čo je však stále lepšie ako napríklad Kinect, ktorý má približnú odchýlku 1,5mm. S prihliadnutím na fakt, že presnosť ktorej je schopný priemerný zdravý človek je približne 0,4 mm mi teda presnosť zariadenia Leap Motion vyhovovala.</text:span><text:span text:style-name="T61">[17]</text:span><text:span text:style-name="T61"><text:line-break/></text:span></text:p>
                          <text:list>
                            <text:list-item>
                              <text:list>
                                <text:list-header>
                                  <text:p text:style-name="P56"><text:span text:style-name="T61"><text:s/><text:tab/>Zariadenie sa skladá z 32Mbit </text:span><text:span text:style-name="T61">NOR </text:span><text:span text:style-name="T61">flash pamäte, 3 infračervených LED a 2 infračervených kamier, každá s rozlíšením 640x240. Tieto kamery snímajú infračervené svetlo s vlnovou dĺžkou 850 nanometrov (blízke infračervené svetlo), čo je mimo farebného spektra, ktoré je pre ľudské oko v rozmedzí približne 390 – 700 nm.</text:span></text:p>
                                  <text:list>
                                    <text:list-item>
                                      <text:list>
                                        <text:list-header>
                                          <text:p text:style-name="P56"><text:span text:style-name="T61"><text:s/><text:tab/>Širokouhlé objektívy poskytujú zariadeniu približne 0,227 </text:span><text:span text:style-name="T61">m³</text:span><text:span text:style-name="T61"> snímaného priestoru v tvare obrátenej pyramídy. Výška tohto priestoru je približne 60 centimetrov. Tento rozsah je limitovaný šírením svetla z LED priestorom a teda intenzitou tohto svetla. Intenzita je limitovaná maximálnou veľkosťou elektrického prúdu, ktorú je USB 2.0 schopné preniesť.</text:span></text:p>
                                          <text:list>
                                            <text:list-header>
                                              <text:p text:style-name="P56"><text:span text:style-name="T61"><text:s/><text:tab/>Flash pamäť zabezpečuje zapnutie LED len v momente, keď obe kamery zachytávajú snímku, čím sa výrazne šetrí spotreba energie a tiež tak umožňuje väčšiu intenzitu žiarenia. </text:span></text:p>
                                              <text:p text:style-name="P56"><text:span text:style-name="T61"><text:s/><text:tab/>Zariadenie načíta dáta z kamier do vlastnej pamäte, vykoná potrebné úpravy, spojí snímky z kamier do jedného balíčka a ten sa odošle na ďalšie spracovanie Leap Motion softvéru v počítači. V jednej z posledných aktualizácií vývojári sprístupnili aj tieto neupravené (raw) snímky pre voľné použitie.</text:span></text:p>
                                              <text:p text:style-name="P56"><text:soft-page-break/><text:span text:style-name="T61"><text:s/><text:tab/>Snímané dáta sú vo forme šedotónového obrazu (obraz v ktorom každý pixel nesie len jednu hodnotu, intenzitu, a tá je zobrazovaná v odtieňoch šedej) infračerveného spektra rozdeleného na ľavú a pravú kameru. </text:span></text:p>
                                              <text:p text:style-name="P56"><text:span text:style-name="T61"><text:s/><text:tab/>Po prijatí dát počítačom ich ďalej spracúva služba Leap Motion Service. Tá nevytvára hĺbkovú mapu (týmto spôsobom to robí napriklad Kinect a predpokladalo sa teda, že Leap Motion využije podobného systému), pretože reprezentácia 3D objektov ktorú by hĺbková mapa poskytovala nie je nutná, keďže pre potreby Leap Motion je dostačujúci obrys ruky. Táto služba najskôr odstráni z pozadia objekty (napríklad hlavu hráča), nežiadúce osvetlenie okolia a následne vygeneruje 3D reprezentáciu objektov z pohľadu kamery. <text:s/>Následne sa pokúsi získať sledované informácie, ako sú prsty a nástroje (Leap Motion za vhodný nástroj považuje objekt v tvare úzkeho valca, napríklad ceruzku či pero). </text:span></text:p>
                                              <text:p text:style-name="P56"><text:span text:style-name="T61"><text:s/><text:tab/>Sledovací algoritmus potom interpretuje získané dáta a od verzie 2 tiež odhaduje pozíciu objektov ktoré kamera nezachytila (pretože sú zakryté, prípadne mimo sledovaného priestoru) podľa pozície ostatných objektov. Pomerne presne je tak schopný vykresliť napríklad polohu prstov aj ak sa nenachádzajú na snímke. Následné filtrovacie algoritmy zaisťujú hladkú dočasnú súvislosť dát a odstránia prípadné nezrovnalosti. Výsledný obraz je následne vo forme snímky so všetkými sledovanými údajmi odoslaný do jedného z protokolov transportnej vrstvy. Skrz tento protokol potom služba komunikuje s aplikáciou Leap Motion Control Panel (ktorá sprostredkúva interakciu medzi zariadením Leap Motion a aplikáciami v počítači), a tiež s natívnymi knižnicami (knižnice špecifické pre daný hardvér či platformu) a webovými knižnicami skrz TCP a WebSocket porty. Klientská knižnica organizuje dáta do objektovo orientovanej štruktúry, spravuje históriu snímok a poskytuje pomocné funkcie a triedy. [16]</text:span></text:p>
                                            </text:list-header>
                                          </text:list>
                                        </text:list-header>
                                      </text:list>
                                    </text:list-item>
                                  </text:list>
                                </text:list-header>
                              </text:list>
                            </text:list-item>
                          </text:list>
                        </text:list-header>
                      </text:list>
                    </text:list-item>
                  </text:list>
                </text:list-item>
              </text:list>
              <text:p text:style-name="P36"/>
              <text:p text:style-name="P36">3.2 Kinect</text:p>
              <text:list>
                <text:list-item>
                  <text:list>
                    <text:list-item>
                      <text:list>
                        <text:list-header>
                          <text:p text:style-name="P65"><text:s/><text:tab/>Kinect od spoločnosti Microsoft pre Xbox 360, Xbox One, či pre osobné počítače, je súčasnej dobe je asi najznámejším zariadením pre snímanie pohybu v hernom priemysle. Za svoj úspech vďačí najme cenovej dostupnosti(100-150$), ktorú si firma Microsoft zaistila vývojom nízko nákladových 3-D kamier, ktoré sú hlavnou súčasťou zariadenia. <text:line-break/><text:soft-page-break/>3-D camera Kinectu funguje na podobnom princípe ako Leap Motion, infračervené lúče sú vysielané so špecifickým vzorom (narozdiel od zariadenia Leap Motion) a zachytávané kamerou, ktorá získané údaje posiela zariadeniu na ďalšie spracovanie.<text:span text:style-name="T1"> </text:span><text:span text:style-name="T1">Jedným z rozdielom oproti zariadeniu Leap Motion je použitie Time of Flight princípu. Kamera vie, ako dlho svetlu trvá prekonať vzdialenosť do určitého bodu a späť a môže ju teda vypočítať podľa doby „letu“ svetla, teda času, ktorý uplynie medzi vyžiarením svetla a prijatím jeho odrazu kamerou.[6] </text:span></text:p>
                        </text:list-header>
                      </text:list>
                    </text:list-item>
                  </text:list>
                </text:list-item>
              </text:list>
              <text:p text:style-name="P36"><text:line-break/>3.3 Geomagic touch</text:p>
              <text:p text:style-name="P51"><text:span text:style-name="T41"><text:s/><text:tab/></text:span><text:span text:style-name="T43">Geomagic touch je motorizované zariadenie, ktoré poskytuje silovú spätnú väzbu na používateľovej ruke, čím umožňuje </text:span><text:span text:style-name="T45">cítiť</text:span><text:span text:style-name="T42">, či </text:span><text:span text:style-name="T45">uchopiť </text:span><text:span text:style-name="T42">virtuálne objekty v 3D priestore.<text:line-break/></text:span><text:span text:style-name="T42">Pre svoju vyššiu cenu (približne 3900 </text:span><text:span text:style-name="T42">$ [10]</text:span><text:span text:style-name="T42">) je však používaný z väčšej časti len pre vedu a výskum</text:span><text:span text:style-name="T42"> </text:span><text:span text:style-name="T42">.</text:span></text:p>
              <text:p text:style-name="P51"/>
            </text:list-item>
          </text:list>
        </text:list-item>
      </text:list>
      <text:list xml:id="list43275394" text:style-name="L3">
        <text:list-item>
          <text:list>
            <text:list-header>
              <text:p text:style-name="P41"><text:span text:style-name="T58">3.4 Wii </text:span><text:span text:style-name="T58">Remote</text:span></text:p>
              <text:p text:style-name="P41"><text:span text:style-name="T58"><text:tab/></text:span><text:span text:style-name="T101">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Aj vďaka týmto vlastnostiam sa predalo niekoľko milíonov kusov zariadenia, čo z neho robí prvý komerčne úspešný ovládač využívajúci detekciu pohybu. </text:span></text:p>
              <text:p text:style-name="P41"/>
              <text:p text:style-name="P37">3.5 Le Stick</text:p>
            </text:list-header>
          </text:list>
        </text:list-item>
      </text:list>
      <text:p text:style-name="P11"><text:span text:style-name="T101"><text:s/><text:tab/>Vôbec prvý </text:span><text:span text:style-name="T101">hern</text:span><text:span text:style-name="T101">ý ovládač na trhu vyvinutý v roku 1981 <text:s/>firmou DataSoft Inc.</text:span><text:span text:style-name="T101">[7]</text:span></text:p>
      <text:p text:style-name="P14">Detekcia pohybu bola mechanická, pohyb bol detekovaný pomocou ortuťového jadra. Údaje o pohybe jadra boli posielané hernej konzole, ktorá ich spracovala. Ovládač bol kompatibilný s hernými konzolami Atari 2600 a Commodore 64 a väčšinou hier ktoré pre tieto konzoly vyšli. Neexistovala však jediná hra, ktorá by bola určená špeciálne pre tento ovládač. K faktorom ktoré prispeli k neúspechu patrila tiež vyššia cena a krach herného priemyslu v amerike[8] ktorý nastal v roku 1983.</text:p>
      <text:p text:style-name="P14"><text:soft-page-break/></text:p>
      <text:list xml:id="list43277878" text:style-name="L4">
        <text:list-item>
          <text:list>
            <text:list-header>
              <text:p text:style-name="P38">3.6 Asus Eee Stick</text:p>
              <text:list>
                <text:list-header>
                  <text:p text:style-name="P40"><text:s/><text:tab/>Herný ovládač od spoločnosti ASUSTek vyvinutý pre osobné počítače Eee PC a EeeBox PC, taktiež od spoločnosti ASUSTek. Dizajnovo aj technicky veľmi podobný Wii Remote (sekcia 3.4) </text:p>
                </text:list-header>
              </text:list>
            </text:list-header>
          </text:list>
        </text:list-item>
      </text:list>
      <text:p text:style-name="P16"><text:span text:style-name="T41"><text:line-break/></text:span>3.7 <text:span text:style-name="T4">PlayStation®4 Eye</text:span></text:p>
      <text:p text:style-name="P16"><text:span text:style-name="T4"><text:tab/></text:span><text:span text:style-name="T1">Playstation</text:span><text:span text:style-name="T3">®4 E</text:span><text:span text:style-name="T2">ye</text:span><text:span text:style-name="T3"> je kamerový systém vyvinutý pre herný systém Playstation@4 (ďalej PS4). Zahŕňa 2 širokouhlé objektívy s 85 stupňovými diagonálnymi zornými uhlami, ktoré sú schopné presne (bohužiaľ však nie tak presne ako Kinect či dokonca Leap Motion) rozpoznať hĺbku priestoru (teda tretí rozmer). <text:s/>To umožňuje PS4 Eye vystrihnúť obraz hráča z pozadia alebo určiť jeho polohu (vzhľadom k PS4). Postavy v hre sa tak napríklad môžu otočiť priamo na hráča.[5] V súčasnej dobe je systém detekcie pohybu pre PS4 skôr doplnkom, narozdiel od zariadení Leap Motion a Kinect, kde tvorí základnú zložku.</text:span></text:p>
      <text:p text:style-name="P18"/>
      <text:p text:style-name="P1"><text:span text:style-name="T105">4 Použitie zariadení snímajúcich pohyb v zdravotníctve</text:span> </text:p>
      <text:p text:style-name="P1"><text:tab/><text:span text:style-name="T101">Zariadenia snímajúce pohyb sú v poslednej dobe cenovo dostupné a začali sa často využívať aj v zdravotníctve. Používajú sa v domácnostiach (pri rehabilitácii), či priamo v nemocnicach. Spomenul som niekoľko známejších, často používaných či ľahko dostupných variant.</text:span></text:p>
      <text:p text:style-name="P1"><text:span text:style-name="T101"><text:s/></text:span></text:p>
      <text:p text:style-name="P1"><text:span text:style-name="T105">4.1 NEWRON</text:span></text:p>
      <text:p text:style-name="P35"><text:span text:style-name="T84"><text:s/><text:tab/></text:span><text:span text:style-name="T62">Terapeutický systém NEWRON <text:s/>je PC aplikácia </text:span><text:span text:style-name="T70">zložená zo</text:span><text:span text:style-name="T62"> sady hier, ktorých prostredníctvom je možné priebežne pôsobiť na sociálne vnímanie a sociálnu interakciu jedincov cieľovej skupiny, aktivovať ich psychomotorické či rozhodovacie funkcie a taktiež optimalizovať využívanie moderných informačných technológií v prospech osobného rozvoja.</text:span><text:span text:style-name="T64">[23]</text:span></text:p>
      <text:p text:style-name="P35"><text:span text:style-name="T64"><text:tab/></text:span><text:span text:style-name="T70">Projekt je súčasťou aplikovaného výskumu Masarykovej univerzity, je voľne dostupný k stiahnutiu a v súčasnej dobe je cielený primárne na deti a mládež s diagnostikovanou poruchou autistického spektra(PAS). <text:s/>Snaží sa o zapojenie dieťaťa do procesu hrania hier v domácom prostredí, ktoré sú súčasťou projektu a ktoré sú navrhnuté k zlepšeniu stavu dieťaťa. </text:span></text:p>
      <text:p text:style-name="P35"><text:span text:style-name="T70"><text:tab/>V ďalších fázach projektu sa predpokladá rozšírenie cieľovej skupiny aj na pacientov s inou diagnózou ako PAS. Je možné tiež rozšírenie o nové technológie, segmenty, hry či aplikácie. </text:span></text:p>
      <text:p text:style-name="P35"><text:span text:style-name="T70"/></text:p>
      <text:p text:style-name="P35"><text:soft-page-break/><text:span text:style-name="T70"><text:tab/>Na ovládanie systému NEWRON a hier v ňom obsiahnutých sa v súčasnej dobe využíva myš, Kinect a Leap Motion, v závislosti od toho, čo má daná hra za úlohu precvičovať. </text:span></text:p>
      <text:p text:style-name="P1"><text:span text:style-name="T105">4.2 TedCube</text:span></text:p>
      <text:p text:style-name="P63"><text:span text:style-name="T84"><text:tab/></text:span><text:span text:style-name="T64">TedCube </text:span><text:span text:style-name="T70">od firmy TedCas Medical Systems </text:span><text:span text:style-name="T64">je </text:span><text:span text:style-name="T70">relatívne </text:span><text:span text:style-name="T64">mal</text:span><text:span text:style-name="T70">é zariadenie, ktoré údajne umožňuje ovládanie akéhokoľvek systému pomocou gest a hlasu. Výrobca uvádza 100</text:span><text:span text:style-name="T75">% </text:span><text:span text:style-name="T66">kompatibilitu, nez</text:span><text:span text:style-name="T73">ávislosť na platforme, verzii či technológii systému. Požadované je len rozoznanie štandardnej myši a klávesnice. TedCube samotný nie je schopný snímať pohyb či zaznamenávať zvuk. Funguje ako sprostredkovateľ medzi zariadením schopným detekovať pohyb (Leap Motion, Kinect, atp.) či zvuk a počítačom, bez nutnosti inštalácie akýchkoľvek ovládačov či softvéru.</text:span></text:p>
      <text:p text:style-name="P63"><text:span text:style-name="T73"><text:tab/>Zariadenie je určené najmä pre chirurgov, ktorý sa počas operácie nesmú dotýkať myši či klávesnice.</text:span><text:span text:style-name="T66">[25]</text:span></text:p>
      <text:p text:style-name="P1"><text:span text:style-name="T105">4.3 TedSign</text:span></text:p>
      <text:p text:style-name="P1"><text:s/><text:tab/><text:span text:style-name="T101">Informačný systém vyvinutý firmou TedCas Medical Systems pre použitie pri operáciách (podobne ako TedCube) umožňuje plne bezdotykové ovládanie, prístup k potrebným údajom, jednoduché ovládanie a možnosť použitia pri akomkoľvek type operácie.</text:span><text:span text:style-name="T119">[26]</text:span></text:p>
      <text:p text:style-name="P1"><text:span text:style-name="T105">4.4 Visual Touch Therapy</text:span></text:p>
      <text:p text:style-name="P1"><text:span text:style-name="T105">//SAME THING AS I AM DOING</text:span></text:p>
      <text:p text:style-name="P62"><text:span text:style-name="T105"><text:tab/></text:span><text:span text:style-name="T102">Visual Touch Therapy (VTT) je herná platforma, ktorá využíva Leap Motion ako terapeutický/liečebný/rehabilitačný nástroj pre </text:span><text:span text:style-name="T132">ľudí s poruchami pohyblivosti, ako napríklad pacienti po úraze hlavy, chrbtice, mŕtvici či s poškodením nervovej sústavy. Obsahuje bežné herné mechanizmy, ktoré využívajú opakujúcich sa pohybových cvičení poskytujúc spôsob terapie založený na neustálom odmeňovaní úsilia a okamžitej odozve.</text:span></text:p>
      <text:p text:style-name="P63"><text:span text:style-name="T82"><text:s/><text:tab/></text:span><text:span text:style-name="T74">VTT v súčasnej dobe obsahuje 3 jednoduché hry, každú zameranú na iný pohyb, každý z nich typicky používaný pri terapii. Každá hra obsahuje množstvo odznakov, </text:span><text:span text:style-name="T71">úspe</text:span><text:span text:style-name="T72">chov, mikro odmien, a prehľad skóre.</text:span></text:p>
      <text:p text:style-name="P63"><text:span text:style-name="T72"><text:tab/>Dôležitým prvkom terapie je sledovanie pokroku pacienta. Toto umožňuje Progress Dashboard (Panel pokroku), ktorý zobrazuje údaje ako čas strávený cvičením, počet úspechov, pokrok v každej úrovni a rôzne štatistiky. Umožňuje tak hráčovi sledovať, či dodržiava stanovený režim terapie.</text:span></text:p>
      <text:p text:style-name="P63"><text:span text:style-name="T72"><text:tab/>VTT tiež pomocou web kamery sleduje a kontroluje správne držanie tela hráča.</text:span><text:span text:style-name="T65">[28]</text:span></text:p>
      <text:p text:style-name="P63"><text:span text:style-name="T72"/></text:p>
      <text:p text:style-name="P1"><text:span text:style-name="T105">4.5 Vivid Vision</text:span></text:p>
      <text:p text:style-name="P63"><text:span text:style-name="T84"><text:tab/></text:span><text:span text:style-name="T62">Projekt Vivid Vision pôvodne vznikol pod názvom Diplopia ako možný spôsob liečby porúch zraku, konkrétne sa jednalo o strabismus (škúlenie, nedostatočná koordinácia oboch očí, jedno sa odchyľuje od smeru pozorovaného predmetu) a ambolyopiu (tupozrakosť, pacient nevidí ostro na jedno oko) pomocou hry. Využíva kombináciu zariadení Oculus Rift a Leap Motion. Oculus Rift zobrazoval virtuálnu realitu vo forme hry a poskytoval každému oku inú časť informácie, nútil hráča spracovať informácie z oboch očí. Leap Motion poskytuje prirodzený spôsob interakcie vo virtuálnej realite. Názov projektu sa neskôr zmenil na Vivid Vision. Do dnešného dňa prebehli 2 odborné štúdie (jedna ukončená, jedna prebiehajúca). Ukončená štúdia prebehla v UVEA </text:span><text:soft-page-break/><text:span text:style-name="T62">Mediklinik na Slovensku na 15 pacientoch s diagnostikovanou ambolyopiou. 60</text:span><text:span text:style-name="T64">% sledovan</text:span><text:span text:style-name="T70">ých pacientov preukázalo výrazné zlepšenie zdravotného stavu po niekoľkých týždňoch používania. Aj najmä vďaka tejto štúdii je od 15.04.2015 Vivid Vision používaný v niektorých očných klinikách v USA.</text:span><text:span text:style-name="T64">[24]</text:span></text:p>
      <text:p text:style-name="P1"><text:span text:style-name="T105">4.6 Fruit Ninja</text:span></text:p>
      <text:p text:style-name="P1"><text:span text:style-name="T105"><text:tab/></text:span><text:span text:style-name="T102">V apríli roku 2014 vyšla štúdia zaoberajúca sa možnosťami využitia Leap Motion pri rehabilitácii pacientov po mŕtvici. Využila k tomu hru Fruit Ninja, ktorá bola upravená pre potreby štúdie. Testovaná vzorka 14 pacientov s rôznym stupňom postihnutia hrala takto upravenú hru a ich štatistiky boli zaznamenávané a neskôr vyhodnotené. Výsledky štúdie potvrdzujú spojenie medzi štatistikami hráča a hodnotami testov určených pre diagnostiku stupňa obmedzenosti pohybu pacienta. Testovaná skupina tiež potvrdila, že pohyby vykonávané pri hre sú pohyby potrebné, prípadne vhodné, pre ich úspešnú rehabilitáciu a zároveň vyjadrili ochotu k pravidelnému hraniu hry. Štúdia sa však z väčšej časti zameriava na vzťah štatistík hráča a hodnôt testov pacienta a nevenuje sa dostatočne využitiu hry pre rehabilitačné účely (obmedzuje sa len na dotazník testovanej vzorky pacientov). Štúdia tiež vznikla približne mesiac pred vydaním verzia 2 Leap Motion, ktorá vylepšila snímanie ruky a odstránila problém, kedy Leap Motion predpokladalo, že prst/y, ktoré zmizli zo zorného poľa zariadenia sa už na ruke nenachádzajú. Tomuto problému bola venovaná časť štúdie, ktorá mohla byť, s použitím Leap Motion verzie 2 venovaná napríklad väčšiemu dôrazu na rehabilitáciu.</text:span><text:span text:style-name="T120">[27]</text:span></text:p>
      <text:p text:style-name="P1"/>
      <text:p text:style-name="P2">5 Serious games</text:p>
      <text:p text:style-name="P2"><text:tab/><text:span text:style-name="T101">Svetová tržná hodnota </text:span><text:span text:style-name="T151">serious games </text:span><text:span text:style-name="T56">dosiahla v roku 2014 hodnotu 2.46 miliard dolárov a s predpokladanou zloženou ročnou mierou rastu (z anglickej skratky CAGR, inak tiež priemerná ročná výnosová miera investície) dosiahne v roku 2022 hodnotu 10.96 miliard dolárov.[18] Rastúci podiel na trhu dokazuje, že </text:span><text:span text:style-name="T151">serious games</text:span><text:span text:style-name="T56"> majú do budúcnosti čo ponúknuť a niektorý analytici ich popisujú ako ďalšiu vlnu technológiou sprostredkovaného učenia.</text:span></text:p>
      <text:p text:style-name="P2"><text:span text:style-name="T56"/></text:p>
      <text:p text:style-name="P2"><text:span text:style-name="T56"><text:s/><text:tab/>Hry sa podľa Anne Derryberry dajú rozdeliť na </text:span><text:span text:style-name="T151">casual games </text:span><text:span text:style-name="T56">(odpočinkové hry), </text:span><text:span text:style-name="T151">serious games</text:span><text:span text:style-name="T56"> a </text:span><text:span text:style-name="T151">advergames</text:span><text:span text:style-name="T56"> (reklamné hry).</text:span></text:p>
      <text:p text:style-name="P2"><text:span text:style-name="T56"><text:s/><text:tab/></text:span><text:span text:style-name="T151">Casual games</text:span><text:span text:style-name="T56"> sú hry, ktorých hlavným účelom je zabaviť hráča. Patrí sem široká škála hier, od hier ako Pac-Man či FarmVille až po AAA tituly (teda hry, ktoré sa rozpočtom, reklamou či hodnotením radia medzi najlepšie) ako napríklad Fallout 4, The Elder Scrolls: Skyrim či World of Warcraft. <text:s/>Sú dostupné na rôznych platformách, ako sú osobný počítač, rôzne herné konzoly, mobilné telefóny či iné. Zatiaľčo učenie sa a vylepšovanie schopností môže nastávať a často aj nastáva, je to vedľajší produkt, nie úmyselný dôsledok hry.</text:span></text:p>
      <text:p text:style-name="P28"><text:span text:style-name="T56"><text:tab/></text:span><text:span text:style-name="T151">Serious games</text:span><text:span text:style-name="T56"> sú hry, ktoré sú navrhnuté a vytvorené so zámerom vzdelať, či priamo vylepšiť určitú schopnosť, prípadne schopnosti u hráča. Dnes sa využívajú napríklad pri tréningu záchranných zložiek, pri vojenskom výcviku, vzdelávanie zamestnancov vo firmách, v zdravotníctve a v mnohých školách a univerzitách vo svete. <text:tab/>Herný žáner, zložitosť hry či cieľová platforma sa líšia podobne ako pri </text:span><text:span text:style-name="T151">casual games</text:span><text:span text:style-name="T56">. Aj keď hlavným cieľom </text:span><text:span text:style-name="T151">serious game</text:span><text:span text:style-name="T56"> je vzdelávať, hra (a zábava) je ich neodmysliteľnou súčasťou.</text:span></text:p>
      <text:p text:style-name="P63"><text:soft-page-break/><text:span text:style-name="T87"><text:tab/></text:span><text:span text:style-name="T86">Advergames</text:span><text:span text:style-name="T87"> sú hry, ktoré čerpajú rovnako z </text:span><text:span text:style-name="T86">casual games</text:span><text:span text:style-name="T87"> ako aj </text:span><text:span text:style-name="T86">serious games</text:span><text:span text:style-name="T87">. Využívajú rôzne techniky k propagovaniu produktu, značky, hnutia, politického kandidáta, … Podobne ako </text:span><text:span text:style-name="T86">serious games</text:span><text:span text:style-name="T87"> sú na vzostupe a často sa využívajú najmä k propagácii filmov či seriálov (napríklad Lightsaber </text:span><text:span text:style-name="T87">Escape[20],</text:span><text:span text:style-name="T87"> ktorý vznikol hlavne ako reklama pre blížiacu sa premiéru filmu Star Wars: The Force Awakens</text:span><text:span text:style-name="T87">). Tieto hry m</text:span><text:span text:style-name="T87">ôžu reklamu využívať len čiastočne a spadať tak buď do </text:span><text:span text:style-name="T86">serious games</text:span><text:span text:style-name="T87">, alebo do </text:span><text:span text:style-name="T86">casual game</text:span><text:span text:style-name="T87">. Takéto hry sú napríklad Splinter Cell (hlavná postava používa mobil značky Sony ericsson), FIFA International Soccer (na billboardoch v hre sa objavuje značka Adidas)</text:span><text:span text:style-name="T19"> a</text:span><text:span text:style-name="T56"> </text:span><text:span text:style-name="T87">America</text:span><text:span text:style-name="T87">'s army (ktorá v oficiálnom popise hry priznáva, že je určená ako nástroj pre nábor do armády). Posledná menovaná spadá dokonca do všetkých troch kategórií, pretože jej hlavným zámerom je prilákať masy, prvky </text:span><text:span text:style-name="T87">serious games </text:span><text:span text:style-name="T87">si hráč môže všimnúť napríklad ak sa rozhodne hrať ako medic (vojenský doktor), musí absolvovať virtuálny kurz prvej pomoci, ktorý je založený na reálnom tréningu vojenských doktorov v americkej armáde. Sú známe dokonca prípady, kedy takto nadobudnuté vedomosti pomohli hráčovi zachrániť ľudský život[21]</text:span><text:span text:style-name="T87"> .</text:span></text:p>
      <text:p text:style-name="P63"><text:span text:style-name="T87"/></text:p>
      <text:p text:style-name="P63"><text:span text:style-name="T86"><text:tab/>Serious games</text:span><text:span text:style-name="T87"> sa od iných hier odlišujú najmä zameraním sa na konkrétne a zámerné učebné výsledky, aby dosiahli skutočné, kvantifikovateľné a trvale udržateľné zmeny vo výkonnosti a správaní hráča. Pri návrhu týchto hier je nutné organizovať hrateľnosť tak, aby sa zameriavala na zmenu, preddefinovaným spôsobom, názorov, schopností a správania tých, pre ktorých je hra určená a ktorý ju hrajú. Je však tiež nutné, aby si hra udržala zábavné a chytľavé aspekty a zachoval sa tak herný zážitok.</text:span></text:p>
      <text:p text:style-name="P63"><text:span text:style-name="T87"/></text:p>
      <text:p text:style-name="P63"><text:span text:style-name="T87"><text:tab/>Bolo vykonaných množstvo nezávislých štúdií, ktoré skúmali, nakoľko sú hry účinné pri rôznych aktivitách. Jedna štúdia, zaoberajúca sa koordináciou oko – ruka u hráčov a atlétov zistila, že najlepšiu koordináciu majú atléti hrajúci hry, za nimi skončili hráči a atléti ktorý hry nehrali skončili posledný. <text:s/>Ďalšia štúdia zistila, že ľudia ktorý pravidelne hrajú počítačové hry dokážu rýchlejšie spracúvať vizuálne vnemy a dokážu súčasne sledovať o 30% objektov viac ako </text:span><text:span text:style-name="T87">ľudia, ktorý hry nehrajú pravidelne. Iná štúdia zistila, že pacienti s bolesťami, ktorý po/pri liečbe hrali počítačové hry, mali nižší tlak, lepšie znášali bolesť (hranie hier ich rozptyľovalo, bolesť preto nevnímali tak intenzívne) a prípadná nevoľnosť bola slabšia ako u testov pacientov, ktorý len odpočívali. Tieto štúdie neboli priamo zamerané na serious games, no ukázali, že hry sa dajú reálne využiť aj inak ako len pre zábavu.</text:span></text:p>
      <text:p text:style-name="P63"><text:span text:style-name="T87"/></text:p>
      <text:p text:style-name="P63"><text:span text:style-name="T87"><text:s/><text:tab/></text:span><text:span text:style-name="T86">Serious games</text:span><text:span text:style-name="T87"> sa využívajú, ako som už v tejto sekcii spomínal, v rôznych odvetviach. </text:span></text:p>
      <text:p text:style-name="P63"><text:span text:style-name="T87">Armáda a záchranné zložky boli medzi prvými, kto ich začal využívať, pretože poskytujú možnosť otestovať zvládanie krízových situácií vo virtuálnom prostredí, kde prípadná chyba nevedie k vážnym zraneniam, škodám na majetku či smrti.</text:span></text:p>
      <text:p text:style-name="P63"><text:span text:style-name="T87">Vzdelávacie inštitúcie využívajú hry pre výučbu jazykov, urýchlenie vedeckých experimentov. Hry tiež umožňujú individualizovaný prístup k jednotlivým študentom a ich výuke.</text:span></text:p>
      <text:p text:style-name="P63"><text:span text:style-name="T87">V potravinárstve sú využívané napríklad spoločnosťou </text:span><text:span text:style-name="T115">McDonald</text:span><text:span text:style-name="T115">'s v Japonsku </text:span><text:span text:style-name="T115">na tréning zamestnancov.</text:span></text:p>
      <text:p text:style-name="P63"><text:soft-page-break/><text:span text:style-name="T115">V zdravotníctve je príkladom terapeutický softvér NEWRON, ktorému sa viac venujem v sekcii <text:s text:c="2"/>(_!_TODO kde mám newron?)</text:span><text:span text:style-name="T115">[1][22]</text:span></text:p>
      <text:p text:style-name="P2"><text:span text:style-name="T56"/></text:p>
      <text:p text:style-name="P2"><text:line-break/>6 Použité technológie</text:p>
      <text:p text:style-name="P58"/>
      <text:p text:style-name="P18"/>
      <text:p text:style-name="P18">7 Návrh hry</text:p>
      <text:p text:style-name="P19"><text:tab/>Hra je primárne určená ako rehabilitačná pomôcka. Je určená výhradne pre použitie so zariadením Leap motion a s ohľadom na tento fakt bola hra aj navrhovaná. Pôvodným návrhom bolo využiť princíp „sandbox“ (teda pieskovisko), kedy by bolo možné okolité prostredie voľne upravovať. Tento herný mechanizmus je zaujímavý, vhodný pre prácu s Leap motion a predpokladal som teda, že bude vhodný aj pre mnou vyvíjanú hru. Zistil som však, že herný mechanizmus nie je dostatočne chytľavý a návykový. Pre prácu sa hodí, avšak neobstojí ako unique selling point. Do hry som ho teda začlenil, avšak základ hry som postavil na pomerne jednoduchom ovládaní guličky s cieľom dostať ju do cieľa, podobne ako v hrách (_!_TODO pridaj názvy hier ktoré sa podobajú mojej). V hre sú v súčasnej dobe 4 úrovne v ktorých hráč naviguje guličku do cieľa a 1 úroveň v ktorej je možné plne upravovať prostredie. Túto poslednú úroveň môže hráč využiť pre návrh vlastných úrovní, či len pre úpravu prostredia („sandbox“). </text:p>
      <text:p text:style-name="P19"/>
      <text:p text:style-name="P69"><text:span text:style-name="T61"><text:tab/>Ako som spomenul v predchádzajúcej kapitole, šlo mi aj o návykovosť hry. <text:s/>V hernom priemysle sa jedná o kontroverzný aspekt. Na jednej strane sú vývojári, ktorým ide všeobecne o to, aby bola hra čo najviac návyková, takže hráči jej venujú väčšie množstvo času. Toto je mimoriadne žiadúce najmä u hier s mesačnými poplatkami. Na druhej strane sú odporcovia hier, ktorým práve tento aspekt hier vadí najviac (pretože ak je hra príliš návyková, hráč stráca kontakt s realitou, straní sa spoločnosti, ...). Hráči sa prikláňajú skôr na stranu vývojárov, pretože čím je hra viac návyková, tým býva väčšinou zábavnejšia. Ak je ale príliš návyková, väčšinou si to uvedomia a môže to byť jeden <text:s/>z dôvodov, prečo hru prestať hrať (hráč nemá dostatok času), prípadne hru nezačať hrať vôbec (hráč nechce venovať príliš veľké množstvo svojho času hraniu danej hry). Ojedinele môže prílišná návykovosť viesť aj k žalobám, ako napríklad v decembri 2015, kedy hráč z Ruska žaloval firmu Bethesda Softworks LLC, pretože ich hra (Fallout 4) bola príliš návyková a stratil kvôli nej prácu a rodinu</text:span><text:span text:style-name="T61">[18]</text:span><text:span text:style-name="T61">. </text:span><text:span text:style-name="T61">I</text:span><text:span text:style-name="T61">d</text:span><text:span text:style-name="T61">e</text:span><text:span text:style-name="T61"> </text:span><text:span text:style-name="T61">však o extrémny prípad, ktorý už nie je žiadúci.</text:span><text:span text:style-name="T61"> V súvislosti s mojou hrou však ide o pozitívnu vlasť hlavne z troch dôvodov:</text:span></text:p>
      <text:p text:style-name="P19"><text:tab/>1) Mojim zámerom je, aby hráč u hry strávil čo možno najväčšie množstvo času, <text:s/>z <text:tab/>dôvodu urýchlenia rehabilitácie</text:p>
      <text:p text:style-name="P19"><text:tab/>2) Držanie ruky vo vodorovnej polohe bez možnosti opierať ju o stôl (čo je poloha <text:tab/>umožňujúca používať Leap motion) je značne namáhavé a ani zdravý jedinec by <text:tab/>nebol schopný hrať hru bez prestávky dlhšie ako niekoľko desiatok minút. Teda aj v <text:tab/>prípade, že by hra bola mimoriadne návyková, hráč nie je schopný stráviť hraním <text:tab/>dostatočné množstvo času potrebné na vytvorenie závislosti. </text:p>
      <text:p text:style-name="P19"><text:tab/>3) Ako jediný vývojár tejto hry nie som reálne schopný hru prepracovať do takej <text:tab/>miery aby bola reálne návyková (Bez použitia techník využívaných v hazardných <text:tab/>hrách. Tie som však nevyužil).</text:p>
      <text:p text:style-name="P19"><text:soft-page-break/><text:s/></text:p>
      <text:p text:style-name="P19"/>
      <text:list xml:id="list43272794" text:style-name="L5">
        <text:list-item>
          <text:list>
            <text:list-item>
              <text:p text:style-name="P67">Účel hry</text:p>
            </text:list-item>
          </text:list>
        </text:list-item>
      </text:list>
      <text:p text:style-name="P18"><text:span text:style-name="T101"><text:tab/>Hra je určená pre rehabilitáciu pacientov po zranení ruky (svalstva, nervov, kostí, </text:span><text:span text:style-name="T101">väziva a kĺbov spojených s funkciami ruky, najmä v oblasti dlane a prstov), alebo centrálnej nervovej sústavy (konkrétne poruchy obmedzujúce pohyblivosť ruky, najmä v oblasti dlane a prstov). <text:s text:c="3"/>_!_TODO (add something else?)</text:span></text:p>
      <text:list xml:id="list25338462" text:continue-numbering="true" text:style-name="L5">
        <text:list-item>
          <text:list>
            <text:list-item>
              <text:p text:style-name="P67">Princípy hry</text:p>
              <text:list>
                <text:list-item>
                  <text:list>
                    <text:list-header>
                      <text:p text:style-name="P67"><text:s/><text:tab/><text:span text:style-name="T101">Ako bolo spomenuté v sekcii 7, hra je rozdelená na úrovne s ovládaním guličky a na „sandbox“ úroveň. <text:line-break/>V úrovniach s ovládaním guličky ide o úspešné presunutie guličky do cieľa, pričom medzi štartom a cieľom sú rozmiestnené mince, ktorých zbieranie zvyšuje hráčove skóre. </text:span></text:p>
                      <text:p text:style-name="P68">(_!_TODO consider awarding points for best time) Mince sú rozmiestnené tak, aby bol hráč odmeňovaný za zvolenie si cesty s vyššou obtiažnosťou a zároveň tak, aby bolo možné v každej úrovni zozbierať všetky mince (hráč má teda motiváciu k tomu hrať každý <text:s/>level viac krát, aby dosiahol perfektné skóre).<text:line-break/>V „sandbox“ úrovni má hráč možnosť upravovať terén podľa vlastného uváženia (je schopný zvyšovať či znižovať výšku terénu a pridávať či odoberať stromy. V úrovni sa taktiež nachádza štart a cieľ, s ktorými pre zjednodušenie ovládania nie je možné pohybovať a hráč má možnosť kedykoľvek prepnúť mód z Editoru (úprava terénu) do Play módu, kde sa gulička presunie na štart a hráč má opäť za úlohu dostať sa do cieľa, tentokrát už v ním vytvorenej úrovni. (_!_TODO finish sandbox level)</text:p>
                    </text:list-header>
                  </text:list>
                </text:list-item>
              </text:list>
            </text:list-item>
            <text:list-item>
              <text:p text:style-name="P67">Ovládanie</text:p>
            </text:list-item>
          </text:list>
        </text:list-item>
      </text:list>
      <text:p text:style-name="P18"><text:tab/><text:span text:style-name="T101">Hra je sa ovláda kombináciou myši, klávesnice a zariadenia Leap Motion, pričom dôraz je kladený hlavne na Leap Motion. </text:span></text:p>
      <text:p text:style-name="P19">Úvodné menu je ovládané výhradne pomocou myši. Dôvodom je zjednodušenie ovládania a predpoklad, že pre hráča je pohodlnejšía práca s myšou ako so zariadením Leap Motion. V tomto menu je možné zobraziť štatistiky (v súčasnej dobe kvôli menšiemu rozmeru hry sa štatistiky zobrazujú len od momentu kedy sa spustila hra a v momente kedy sa vypne sa vymažú), spustiť hru, či priamo vybrať si požadovanú úroveň.</text:p>
      <text:p text:style-name="P19">Prvé 4 úrovne (úrovne ovládania guličky) sa potom ovládajú pohybmi dlane.<text:line-break/>_!_TODO pridaj pohyby dlane</text:p>
      <text:p text:style-name="P19">Klávesnica tu reaguje na stisnutie klávesy „Esc“, ktorá pozastaví hru, otvorí sa menu, z ktorého je možné dostať sa späť do úvodného menu, prípadne ďalej pokračovať v hre.<text:line-break/></text:p>
      <text:p text:style-name="P19">V piatom kole môže hráč prepínať medzi „Editor“ a „Play“ módom klávesami „1“ a „2“ _!_TODO check if num keys work. <text:line-break/>„Play“ mód má identické správanie a ovládanie ako predchádzajúce úrovne. <text:line-break/>V „Editor“ móde (móde na úpravu terénu) sa pohybuje natočením dlane ľavej ruky. </text:p>
      <text:p text:style-name="P19">Zovretím ľavej ruky v päsť sa kamera začne približovať k terénu. </text:p>
      <text:p text:style-name="P19">Vystretím prstov ľavej ruky sa kamera naopak začne vzďaľovať od terénu.</text:p>
      <text:p text:style-name="P19">Spojením ukazováka a palca pravej ruky sa začne upravovať výška terénu v oblasti priamo pod spojenými prstami. Časť terénu, ktorá sa začne upravovať, je vyznačená tieňom v tvare kruhu. Ak je pravá ruka pri tomto geste vo výške približne 20 cm a viac nad <text:soft-page-break/>zariadením Leap Motion, terén sa bude zvyšovať. Ak je ruka pod hranicou 20 cm, terén sa bude znižovať.</text:p>
      <text:p text:style-name="P19">Poklepanie (_!_TODO lepší názov) ukazovákom (_!_TODO different finger for different tree) <text:s/>pridá/odoberie strom. Miesto je taktiež vyznačené tieňom v tvare kruhu.</text:p>
      <text:p text:style-name="P1"><text:span text:style-name="T105">8 </text:span>Implementácia </text:p>
      <text:p text:style-name="P1"/>
      <text:p text:style-name="P28">9 Uživateľské testovanie </text:p>
      <text:p text:style-name="P60"/>
      <text:p text:style-name="P28">10 Future work</text:p>
      <text:p text:style-name="P60"><text:s/></text:p>
      <text:p text:style-name="P20"><text:span text:style-name="T105">11 </text:span><text:span text:style-name="T117">Záver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5">Zoznam použitej literatúry:</text:p>
      <text:list xml:id="list43250792" text:style-name="L6">
        <text:list-header>
          <text:p text:style-name="P42"/>
          <text:p text:style-name="P42">1. <text:s/><text:span text:style-name="T7">DERRYBERRY, Anne. Serious games: online games for learning. In: [online]. 2007. s.3 [cit. 2014-12-15]. </text:span></text:p>
          <text:list>
            <text:list-item>
              <text:list>
                <text:list-item>
                  <text:list>
                    <text:list-item>
                      <text:list>
                        <text:list-header>
                          <text:p text:style-name="P42"><text:span text:style-name="T7"><text:s text:c="3"/><text:tab/>Dostupné z</text:span><text:span text:style-name="T12">:</text:span></text:p>
                        </text:list-header>
                      </text:list>
                    </text:list-item>
                  </text:list>
                  <text:p text:style-name="P52"><text:a xlink:type="simple" xlink:href="http://www.adobe.com/resources/elearning/pdfs/serious_games_wp.pdf"><text:span text:style-name="T6"><text:s/><text:tab/>http://www.adobe.com/resources/elearning/pdfs/serious_games_wp.pdf</text:span></text:a><text:span text:style-name="T60"> </text:span></text:p>
                </text:list-item>
              </text:list>
            </text:list-item>
          </text:list>
        </text:list-header>
      </text:list>
      <text:p text:style-name="P12"><text:span text:style-name="T56">2. <text:s/></text:span><text:span text:style-name="T8">[online]. Liečebná rehabilitácia. 16. marec 2013 [cit. 2014-12-15]. <text:line-break/><text:tab/>Dostupné z:<text:line-break/><text:tab/>http://sk.wikipedia.org/wiki/Lie%C4%8Debn%C3%A1_rehabilit%C3%A1cia</text:span> </text:p>
      <text:p text:style-name="P12"><text:span text:style-name="T56">3. <text:s/></text:span><text:span text:style-name="T8">[online]. Leap Motion. 2014 [cit. 2014-12-15]. <text:line-break/><text:tab/>Dostupné z: </text:span></text:p>
      <text:p text:style-name="P12"><text:span text:style-name="T8"><text:tab/>www.leapmotion.com</text:span> </text:p>
      <text:p text:style-name="P10">4. <text:s/><text:span text:style-name="T7">[online]. Zariadenie Leap Motion. 2014 [cit. 2014-12-15]. <text:line-break/><text:tab/>Dostupné z: <text:line-break/><text:tab/>https://www.leapmotion.com/product</text:span> </text:p>
      <text:p text:style-name="P10">//_!_TODO fix:</text:p>
      <text:p text:style-name="P10">5. http://www.scei.co.jp/corporate/release/130221b_e.html <text:s text:c="3"/>21.02.2013</text:p>
      <text:p text:style-name="P10"><text:tab/>//playstation 4 eye</text:p>
      <text:list xml:id="list43277290" text:style-name="L7">
        <text:list-item>
          <text:p text:style-name="P43">http://blogs.microsoft.com/blog/2013/10/02/collaboration-expertise-produce-enhanced-sensing-in-xbox-one/</text:p>
        </text:list-item>
      </text:list>
      <text:p text:style-name="P10"><text:s text:c="2"/><text:tab/>//kinect</text:p>
      <text:list xml:id="list43265519" text:style-name="L8">
        <text:list-item>
          <text:p text:style-name="P44">http://classicgames.about.com/od/consoleandhandheldgames/p/LeStickProfile.htm<text:line-break/>//le stick</text:p>
        </text:list-item>
        <text:list-item>
          <text:p text:style-name="P44">http://thedoteaters.com/?bitstory=the-great-video-game-crash</text:p>
          <text:p text:style-name="P44">//video game crash, le stick</text:p>
        </text:list-item>
        <text:list-item>
          <text:p text:style-name="P44"><text:a xlink:type="simple" xlink:href="https://en.wikipedia.org/wiki/Nintendo_Power"><text:span text:style-name="T24">Nintendo Power</text:span></text:a><text:span text:style-name="T16"> 250th issue!</text:span><text:span text:style-name="T15">. South San Francisco, California: </text:span><text:a xlink:type="simple" xlink:href="https://en.wikipedia.org/wiki/Future_US"><text:span text:style-name="T25">Future US</text:span></text:a><text:span text:style-name="T15">. 2010. p. 45.</text:span><text:span text:style-name="T60"> </text:span></text:p>
          <text:p text:style-name="P44">//listed wii as first motion controller</text:p>
        </text:list-item>
        <text:list-item>
          <text:p text:style-name="P44">http://www.cgchannel.com/2014/10/3d-systems-launches-geomagic-sculpt-and-touch/</text:p>
          <text:p text:style-name="P44"><text:soft-page-break/>//geomagic touch price</text:p>
        </text:list-item>
        <text:list-item>
          <text:p text:style-name="P44">http://www.geomagic.com/en/products/phantom-omni/overview</text:p>
          <text:p text:style-name="P44">//geomagic touch</text:p>
        </text:list-item>
        <text:list-item>
          <text:p text:style-name="P44">https://www.asus.com/Eee-Family/Eee_Stick_GMC1/ </text:p>
          <text:list>
            <text:list-header>
              <text:p text:style-name="P44">//asus eee controller</text:p>
            </text:list-header>
          </text:list>
        </text:list-item>
      </text:list>
      <text:list xml:id="list43276256" text:style-name="L9">
        <text:list-item>
          <text:p text:style-name="P45">http://www.google.com/patents/US2655645</text:p>
        </text:list-item>
      </text:list>
      <text:p text:style-name="P10">//patent motion detector</text:p>
      <text:list xml:id="list43266887" text:style-name="L10">
        <text:list-item>
          <text:p text:style-name="P46">http://www.pickar.caltech.edu/e103/Final%20Exams/Motion%20Sensing%20Technology.pdf</text:p>
          <text:p text:style-name="P46">//motion detectors</text:p>
        </text:list-item>
        <text:list-item>
          <text:p text:style-name="P49"><text:span text:style-name="T124">VOKURKA, M. </text:span><text:span text:style-name="T125">Praktický slovník medicíny. </text:span><text:span text:style-name="T124">Praha: Maxdorf, 2000. ISBN 80-85912-38-4</text:span></text:p>
        </text:list-item>
        <text:list-item>
          <text:p text:style-name="P49"><text:span text:style-name="T124">http://blog.leapmotion.com/hardware-to-software-how-does-the-leap-motion-controller-work/#disqus_thread</text:span></text:p>
        </text:list-item>
        <text:list-item>
          <text:p text:style-name="P49"><text:span text:style-name="T124">http://www.ncbi.nlm.nih.gov/pmc/articles/PMC3690061/<text:tab/></text:span></text:p>
        </text:list-item>
        <text:list-item>
          <text:p text:style-name="P49"><text:span text:style-name="T124">https://www.rt.com/news/326272-gamer-russia-lawsuit-fallout4/</text:span></text:p>
        </text:list-item>
        <text:list-item>
          <text:p text:style-name="P49"><text:span text:style-name="T124">http://www.prnewswire.com/news-releases/serious-game-global-market-outlook---trends-forecast-and-opportunity-assessment-2014-2022-300168238.html</text:span></text:p>
        </text:list-item>
        <text:list-item>
          <text:p text:style-name="P49"><text:span text:style-name="T124">https://lightsaber.withgoogle.com/</text:span></text:p>
        </text:list-item>
        <text:list-item>
          <text:p text:style-name="P49"><text:a xlink:type="simple" xlink:href="http://www.psxextreme.com/ps3-news/2460.html"><text:span text:style-name="T124">http://www.psxextreme.com/ps3-news/2460.html</text:span></text:a></text:p>
        </text:list-item>
        <text:list-item>
          <text:p text:style-name="P49"><text:a xlink:type="simple" xlink:href="http://ieeexplore.ieee.org/xpl/login.jsp?tp=&amp;arnumber=6209109&amp;url=http%3A%2F%2Fieeexplore.ieee.org%2Fstamp%2Fstamp.jsp%3Ftp%3D%26arnumber%3D6209109"><text:span text:style-name="T124">http://ieeexplore.ieee.org/xpl/login.jsp?tp=&amp;arnumber=6209109&amp;url=http%3A%2F%2Fieeexplore.ieee.org%2Fstamp%2Fstamp.jsp%3Ftp%3D%26arnumber%3D6209109</text:span></text:a></text:p>
        </text:list-item>
        <text:list-item>
          <text:p text:style-name="P49"><text:a xlink:type="simple" xlink:href="http://www.newron.cz/newron/"><text:span text:style-name="T124">http://www.newron.cz/newron/</text:span></text:a></text:p>
          <text:list>
            <text:list-header>
              <text:p text:style-name="P47"><text:span text:style-name="T123">24. <text:tab/></text:span><text:a xlink:type="simple" xlink:href="https://www.diplopiagame.com/">https://www.diplopiagame.com/</text:a></text:p>
              <text:p text:style-name="P47"><text:span text:style-name="T123">25. <text:tab/></text:span><text:a xlink:type="simple" xlink:href="http://www.tedcas.com/sites/default/files/TedCas-TedCube_Brochure.pdf">http://www.tedcas.com/sites/default/files/TedCas-TedCube_Brochure.pdf</text:a></text:p>
              <text:p text:style-name="P47"><text:span text:style-name="T123">26. <text:tab/></text:span><text:a xlink:type="simple" xlink:href="http://www.tedcas.com/sites/default/files/TedSIGN_brochure.pdf">http://www.tedcas.com/sites/default/files/TedSIGN_brochure.pdf</text:a></text:p>
            </text:list-header>
          </text:list>
        </text:list-item>
      </text:list>
      <text:list xml:id="list24513812" text:style-name="L12">
        <text:list-item>
          <text:p text:style-name="P48"><text:a xlink:type="simple" xlink:href="http://dl.acm.org/citation.cfm?doid=2559206.2581203"><text:span text:style-name="T123">http://dl.acm.org/citation.cfm?doid=2559206.2581203</text:span></text:a></text:p>
        </text:list-item>
        <text:list-item>
          <text:p text:style-name="P48"><text:span text:style-name="T123">http://www.visualtouchtherapy.com/how-it-work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FuturaBKBT" svg:font-family="FuturaBKBT"/>
    <style:font-face style:name="Helvetica Neue1" svg:font-family="'Helvetica Neue', Helvetica, Arial, sans-serif"/>
    <style:font-face style:name="Helvetica Neue" svg:font-family="'Helvetica Neue', Helvetica, sans-serif"/>
    <style:font-face style:name="Helvetica" svg:font-family="Helvetica, Arial, sans-serif"/>
    <style:font-face style:name="Tahoma2" svg:font-family="Tahoma"/>
    <style:font-face style:name="Tahoma" svg:font-family="Tahoma, 'DejaVu Sans', sans-serif"/>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inherit" svg:font-family="inherit"/>
    <style:font-face style:name="pragmatica-web-n4" svg:font-family="pragmatica-web-n4, pragmatica-web, sans-serif"/>
    <style:font-face style:name="sans-serif" svg:font-family="sans-serif"/>
    <style:font-face style:name="F" svg:font-family="" style:font-family-generic="roman"/>
    <style:font-face style:name="Bell MT" svg:font-family="'Bell MT'" style:font-family-generic="roman"/>
    <style:font-face style:name="Minion Pro" svg:font-family="'Minion Pro', 'Minion Pro'"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1" style:font-size-complex="18pt" style:font-weight-complex="bold"/>
    </style:style>
    <style:style style:name="Pa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Lucida Sans Unicode" style:font-size-asian="12pt" style:font-name-complex="Tahoma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31</meta:editing-cycles>
    <meta:editing-duration>PT128H12M22S</meta:editing-duration>
    <dc:date>2016-01-04T05:17:41.47</dc:date>
    <dc:creator>Michal Obert</dc:creator>
    <meta:generator>OpenOffice.org/3.1$Win32 OpenOffice.org_project/310m11$Build-9399</meta:generator>
    <meta:document-statistic meta:table-count="0" meta:image-count="1" meta:object-count="0" meta:page-count="18" meta:paragraph-count="184" meta:word-count="4743" meta:character-count="33204"/>
  </office:meta>
</office:document-meta>
</file>